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5.925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8.5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5cm"/>
    </style:style>
    <style:style style:name="co8" style:family="table-column">
      <style:table-column-properties fo:break-before="auto" style:column-width="4.468cm"/>
    </style:style>
    <style:style style:name="co9" style:family="table-column">
      <style:table-column-properties fo:break-before="auto" style:column-width="6.325cm"/>
    </style:style>
    <style:style style:name="ro1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Helvetica" fo:font-size="14pt" fo:font-weight="bold" style:font-name-asian="Helvetica" style:font-size-asian="16pt" style:language-asian="ja" style:country-asian="JP" style:font-weight-asian="bold" style:font-weight-complex="bold"/>
    </style:style>
    <style:style style:name="ce2" style:family="table-cell" style:parent-style-name="Default">
      <style:text-properties style:text-position="" style:font-name="Helvetica" fo:font-size="14pt" style:font-name-asian="Helvetica" style:font-size-asian="16pt" style:language-asian="ja" style:country-asian="JP"/>
    </style:style>
    <style:style style:name="ce3" style:family="table-cell" style:parent-style-name="Default">
      <style:text-properties style:text-position="" style:font-name="Helvetica" fo:font-size="16pt" fo:font-weight="bold" style:font-name-asian="Helvetica" style:font-size-asian="16pt" style:language-asian="ja" style:country-asian="JP" style:font-weight-asian="bold" style:font-size-complex="16pt" style:font-weight-complex="bold"/>
    </style:style>
    <style:style style:name="ce4" style:family="table-cell" style:parent-style-name="Default">
      <style:text-properties style:text-position="" style:font-name="Helvetica" fo:font-size="16pt" style:font-name-asian="Helvetica" style:font-size-asian="16pt" style:language-asian="ja" style:country-asian="JP" style:font-size-complex="16pt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Helvetica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pt" style:language-asian="ja" style:country-asian="JP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Helvetica" fo:font-size="16pt" style:font-name-asian="Helvetica" style:font-size-asian="16pt" style:font-size-complex="16pt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pt" style:language-asian="ja" style:country-asian="JP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style:font-name="Helvetica" fo:font-size="14pt" fo:language="en" fo:country="US" style:font-name-asian="Helvetica" style:font-size-asian="16pt" style:language-asian="ja" style:country-asian="JP" style:language-complex="en" style:country-complex="US"/>
    </style:style>
    <style:style style:name="ce9" style:family="table-cell" style:parent-style-name="Default">
      <style:text-properties style:font-name="Helvetica" fo:font-size="16pt" style:font-size-asian="16pt" style:font-size-complex="16pt"/>
    </style:style>
    <style:style style:name="ce10" style:family="table-cell" style:parent-style-name="Default">
      <style:text-properties style:font-name="Helvetica" fo:font-size="16pt" style:font-name-asian="Helvetica" style:font-size-asian="16pt" style:language-asian="ja" style:country-asian="JP" style:font-size-complex="16pt"/>
    </style:style>
    <style:style style:name="ce11" style:family="table-cell" style:parent-style-name="Default">
      <style:text-properties style:font-name="Helvetica" fo:font-size="16pt" fo:font-style="italic" style:font-name-asian="Helvetica" style:font-size-asian="16pt" style:language-asian="ja" style:country-asian="JP" style:font-style-asian="italic" style:font-size-complex="16pt" style:font-style-complex="italic"/>
    </style:style>
    <style:style style:name="ce12" style:family="table-cell" style:parent-style-name="Default">
      <style:text-properties style:font-name="Helvetica" fo:font-size="16pt" style:font-name-asian="Helvetica" style:font-size-asian="16pt" style:font-size-complex="16pt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n JMDict</text:p>
          </table:table-cell>
          <table:table-cell table:style-name="ce1" office:value-type="string">
            <text:p>in Anki</text:p>
          </table:table-cell>
          <table:table-cell table:style-name="ce3" office:value-type="string">
            <text:p>reading</text:p>
          </table:table-cell>
          <table:table-cell table:style-name="ce3" office:value-type="string">
            <text:p>kanji</text:p>
          </table:table-cell>
          <table:table-cell table:style-name="ce1" office:value-type="string">
            <text:p>meaning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あじけし</text:p>
          </table:table-cell>
          <table:table-cell office:value-type="string">
            <text:p>味消し</text:p>
          </table:table-cell>
          <table:table-cell office:value-type="string">
            <text:p>aji kesh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あつみ</text:p>
          </table:table-cell>
          <table:table-cell office:value-type="string">
            <text:p>厚み</text:p>
          </table:table-cell>
          <table:table-cell office:value-type="string">
            <text:p>thicknes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いっきょく</text:p>
          </table:table-cell>
          <table:table-cell office:value-type="string">
            <text:p>一局</text:p>
          </table:table-cell>
          <table:table-cell office:value-type="string">
            <text:p>one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いっし</text:p>
          </table:table-cell>
          <table:table-cell office:value-type="string">
            <text:p>一子</text:p>
          </table:table-cell>
          <table:table-cell office:value-type="string">
            <text:p>one ston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け</text:p>
          </table:table-cell>
          <table:table-cell office:value-type="string">
            <text:p>受け</text:p>
          </table:table-cell>
          <table:table-cell office:value-type="string">
            <text:p>answer, defense (to a move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すい</text:p>
          </table:table-cell>
          <table:table-cell office:value-type="string">
            <text:p>薄い</text:p>
          </table:table-cell>
          <table:table-cell office:value-type="string">
            <text:p>thi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うちこみ</text:p>
          </table:table-cell>
          <table:table-cell office:value-type="string">
            <text:p>打ち込み</text:p>
          </table:table-cell>
          <table:table-cell office:value-type="string">
            <text:p>invas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うざせん</text:p>
          </table:table-cell>
          <table:table-cell office:value-type="string">
            <text:p>王座戦</text:p>
          </table:table-cell>
          <table:table-cell office:value-type="string">
            <text:p>Oza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うしゅ</text:p>
          </table:table-cell>
          <table:table-cell office:value-type="string">
            <text:p>応手</text:p>
          </table:table-cell>
          <table:table-cell office:value-type="string">
            <text:p>respons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おおばん</text:p>
          </table:table-cell>
          <table:table-cell office:value-type="string">
            <text:p>大盤</text:p>
          </table:table-cell>
          <table:table-cell office:value-type="string">
            <text:p>demonstration board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かたツキ</text:p>
          </table:table-cell>
          <table:table-cell office:value-type="string">
            <text:p>肩ツキ</text:p>
          </table:table-cell>
          <table:table-cell office:value-type="string">
            <text:p>shoulder hi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かし</text:p>
          </table:table-cell>
          <table:table-cell office:value-type="string">
            <text:p>利かし</text:p>
          </table:table-cell>
          <table:table-cell office:value-type="string">
            <text:p>kikash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せいせん</text:p>
          </table:table-cell>
          <table:table-cell office:value-type="string">
            <text:p>棋聖戦</text:p>
          </table:table-cell>
          <table:table-cell office:value-type="string">
            <text:p>Ki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ふをならべる</text:p>
          </table:table-cell>
          <table:table-cell office:value-type="string">
            <text:p>棋譜を並べる</text:p>
          </table:table-cell>
          <table:table-cell office:value-type="string">
            <text:p>to replay the moves of a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ゅうし</text:p>
          </table:table-cell>
          <table:table-cell office:value-type="string">
            <text:p>九子</text:p>
          </table:table-cell>
          <table:table-cell office:value-type="string">
            <text:p>nin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ゅうしょ</text:p>
          </table:table-cell>
          <table:table-cell office:value-type="string">
            <text:p>急所</text:p>
          </table:table-cell>
          <table:table-cell office:value-type="string">
            <text:p>vital poin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きゅうろ</text:p>
          </table:table-cell>
          <table:table-cell office:value-type="string">
            <text:p>九路</text:p>
          </table:table-cell>
          <table:table-cell office:value-type="string">
            <text:p>9x9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きりちがい</text:p>
          </table:table-cell>
          <table:table-cell office:value-type="string">
            <text:p>切り違い</text:p>
          </table:table-cell>
          <table:table-cell office:value-type="string">
            <text:p>crosscu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けし</text:p>
          </table:table-cell>
          <table:table-cell office:value-type="string">
            <text:p>消し</text:p>
          </table:table-cell>
          <table:table-cell office:value-type="string">
            <text:p>reduc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けんり</text:p>
          </table:table-cell>
          <table:table-cell office:value-type="string">
            <text:p>権利</text:p>
          </table:table-cell>
          <table:table-cell office:value-type="string">
            <text:p>right; privilege (to play a move or sequence of moves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</text:p>
          </table:table-cell>
          <table:table-cell office:value-type="string">
            <text:p>劫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あらそい</text:p>
          </table:table-cell>
          <table:table-cell office:value-type="string">
            <text:p>コウ争い</text:p>
          </table:table-cell>
          <table:table-cell office:value-type="string">
            <text:p>ko figh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ざい</text:p>
          </table:table-cell>
          <table:table-cell office:value-type="string">
            <text:p>コウ材</text:p>
          </table:table-cell>
          <table:table-cell office:value-type="string">
            <text:p>supply of ko threat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しゅ</text:p>
          </table:table-cell>
          <table:table-cell office:value-type="string">
            <text:p>好手</text:p>
          </table:table-cell>
          <table:table-cell office:value-type="string">
            <text:p>good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だて</text:p>
          </table:table-cell>
          <table:table-cell office:value-type="string">
            <text:p>コウ立て</text:p>
          </table:table-cell>
          <table:table-cell office:value-type="string">
            <text:p>ko threa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うをかいしょうする</text:p>
          </table:table-cell>
          <table:table-cell office:value-type="string">
            <text:p>コウを解消する</text:p>
          </table:table-cell>
          <table:table-cell office:value-type="string">
            <text:p>to resolve/finish a k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ごし</text:p>
          </table:table-cell>
          <table:table-cell office:value-type="string">
            <text:p>五子</text:p>
          </table:table-cell>
          <table:table-cell office:value-type="string">
            <text:p>fiv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ごせいせん</text:p>
          </table:table-cell>
          <table:table-cell office:value-type="string">
            <text:p>碁聖戦</text:p>
          </table:table-cell>
          <table:table-cell office:value-type="string">
            <text:p>Go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こりがたち</text:p>
          </table:table-cell>
          <table:table-cell office:value-type="string">
            <text:p>コリ形</text:p>
          </table:table-cell>
          <table:table-cell office:value-type="string">
            <text:p>overconcentra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がり</text:p>
          </table:table-cell>
          <table:table-cell office:value-type="string">
            <text:p>下がり</text:p>
          </table:table-cell>
          <table:table-cell office:value-type="string">
            <text:p>saga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んし</text:p>
          </table:table-cell>
          <table:table-cell office:value-type="string">
            <text:p>三子</text:p>
          </table:table-cell>
          <table:table-cell office:value-type="string">
            <text:p>three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ざんりゅうする</text:p>
          </table:table-cell>
          <table:table-cell office:value-type="string">
            <text:p>残留する</text:p>
          </table:table-cell>
          <table:table-cell office:value-type="string">
            <text:p>to remain in a leagu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さんれんせい</text:p>
          </table:table-cell>
          <table:table-cell office:value-type="string">
            <text:p>三連星</text:p>
          </table:table-cell>
          <table:table-cell office:value-type="string">
            <text:p>sanren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かつ</text:p>
          </table:table-cell>
          <table:table-cell office:value-type="string">
            <text:p>死活</text:p>
          </table:table-cell>
          <table:table-cell office:value-type="string">
            <text:p>life-and-death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どうご</text:p>
          </table:table-cell>
          <table:table-cell office:value-type="string">
            <text:p>指導碁</text:p>
          </table:table-cell>
          <table:table-cell office:value-type="string">
            <text:p>teaching 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ぼり</text:p>
          </table:table-cell>
          <table:table-cell office:value-type="string">
            <text:p>絞り</text:p>
          </table:table-cell>
          <table:table-cell office:value-type="string">
            <text:p>squeeze (n)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table:style-name="ce5" office:value-type="string">
            <text:p>じゅうきゅうろ</text:p>
          </table:table-cell>
          <table:table-cell table:style-name="ce5" office:value-type="string">
            <text:p>十九路</text:p>
          </table:table-cell>
          <table:table-cell office:value-type="string">
            <text:p>19x19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じゅうさんろ</text:p>
          </table:table-cell>
          <table:table-cell office:value-type="string">
            <text:p>十三路</text:p>
          </table:table-cell>
          <table:table-cell office:value-type="string">
            <text:p>13x13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じゅうし</text:p>
          </table:table-cell>
          <table:table-cell office:value-type="string">
            <text:p>十子</text:p>
          </table:table-cell>
          <table:table-cell office:value-type="string">
            <text:p>ten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じゅうだんせん</text:p>
          </table:table-cell>
          <table:table-cell office:value-type="string">
            <text:p>十段戦</text:p>
          </table:table-cell>
          <table:table-cell office:value-type="string">
            <text:p>Juda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しょうぶ</text:p>
          </table:table-cell>
          <table:table-cell office:value-type="string">
            <text:p>勝負</text:p>
          </table:table-cell>
          <table:table-cell office:value-type="string">
            <text:p>contest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せつだん</text:p>
          </table:table-cell>
          <table:table-cell office:value-type="string">
            <text:p>切断</text:p>
          </table:table-cell>
          <table:table-cell office:value-type="string">
            <text:p>cutt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せめどり</text:p>
          </table:table-cell>
          <table:table-cell office:value-type="string">
            <text:p>攻め取り</text:p>
          </table:table-cell>
          <table:table-cell office:value-type="string">
            <text:p>semedo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だめ</text:p>
          </table:table-cell>
          <table:table-cell office:value-type="string">
            <text:p>駄目</text:p>
          </table:table-cell>
          <table:table-cell office:value-type="string">
            <text:p>d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ゅうおしがち</text:p>
          </table:table-cell>
          <table:table-cell office:value-type="string">
            <text:p>中押し勝ち</text:p>
          </table:table-cell>
          <table:table-cell office:value-type="string">
            <text:p>winning by opponent's resignatio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ゅうごくりゅう</text:p>
          </table:table-cell>
          <table:table-cell office:value-type="string">
            <text:p>中国流</text:p>
          </table:table-cell>
          <table:table-cell office:value-type="string">
            <text:p>Chinese open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ちょうせんけん</text:p>
          </table:table-cell>
          <table:table-cell office:value-type="string">
            <text:p>挑戦権</text:p>
          </table:table-cell>
          <table:table-cell office:value-type="string">
            <text:p>right to challenge for a titl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つめご</text:p>
          </table:table-cell>
          <table:table-cell office:value-type="string">
            <text:p>詰碁</text:p>
          </table:table-cell>
          <table:table-cell office:value-type="string">
            <text:p>tsume-g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ぬき</text:p>
          </table:table-cell>
          <table:table-cell office:value-type="string">
            <text:p>手抜き</text:p>
          </table:table-cell>
          <table:table-cell office:value-type="string">
            <text:p>tenu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わり</text:p>
          </table:table-cell>
          <table:table-cell office:value-type="string">
            <text:p>手割</text:p>
          </table:table-cell>
          <table:table-cell office:value-type="string">
            <text:p>tewa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てんげんせん</text:p>
          </table:table-cell>
          <table:table-cell office:value-type="string">
            <text:p>天元戦</text:p>
          </table:table-cell>
          <table:table-cell office:value-type="string">
            <text:p>Tenge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ななし</text:p>
          </table:table-cell>
          <table:table-cell office:value-type="string">
            <text:p>七子</text:p>
          </table:table-cell>
          <table:table-cell office:value-type="string">
            <text:p>seven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ななろ</text:p>
          </table:table-cell>
          <table:table-cell office:value-type="string">
            <text:p>七路</text:p>
          </table:table-cell>
          <table:table-cell office:value-type="string">
            <text:p>7x7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ぎり</text:p>
          </table:table-cell>
          <table:table-cell office:value-type="string">
            <text:p>握り</text:p>
          </table:table-cell>
          <table:table-cell office:value-type="string">
            <text:p>nigir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し</text:p>
          </table:table-cell>
          <table:table-cell office:value-type="string">
            <text:p>二子</text:p>
          </table:table-cell>
          <table:table-cell office:value-type="string">
            <text:p>two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にゅうだん</text:p>
          </table:table-cell>
          <table:table-cell office:value-type="string">
            <text:p>入段</text:p>
          </table:table-cell>
          <table:table-cell office:value-type="string">
            <text:p>becoming a professional player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はいちゃく</text:p>
          </table:table-cell>
          <table:table-cell office:value-type="string">
            <text:p>敗着</text:p>
          </table:table-cell>
          <table:table-cell office:value-type="string">
            <text:p>losing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はちし</text:p>
          </table:table-cell>
          <table:table-cell office:value-type="string">
            <text:p>八子</text:p>
          </table:table-cell>
          <table:table-cell office:value-type="string">
            <text:p>eight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table:style-name="ce5" office:value-type="string">
            <text:p>ばんめん</text:p>
          </table:table-cell>
          <table:table-cell table:style-name="ce5" office:value-type="string">
            <text:p>盤面</text:p>
          </table:table-cell>
          <table:table-cell table:style-name="ce7" office:value-type="string">
            <text:p>surface of the board, also: the situation on the board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びょうよみ</text:p>
          </table:table-cell>
          <table:table-cell office:value-type="string">
            <text:p>秒読み</text:p>
          </table:table-cell>
          <table:table-cell office:value-type="string">
            <text:p>byoyom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ひらき</text:p>
          </table:table-cell>
          <table:table-cell office:value-type="string">
            <text:p>開き</text:p>
          </table:table-cell>
          <table:table-cell office:value-type="string">
            <text:p>extension on 3rd or 4th lin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ふうじて</text:p>
          </table:table-cell>
          <table:table-cell office:value-type="string">
            <text:p>封じ手</text:p>
          </table:table-cell>
          <table:table-cell office:value-type="string">
            <text:p>sealed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ふせき</text:p>
          </table:table-cell>
          <table:table-cell office:value-type="string">
            <text:p>布石</text:p>
          </table:table-cell>
          <table:table-cell office:value-type="string">
            <text:p>fuse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ほんいんぼうせん</text:p>
          </table:table-cell>
          <table:table-cell office:value-type="string">
            <text:p>本因坊戦</text:p>
          </table:table-cell>
          <table:table-cell office:value-type="string">
            <text:p>Honinbo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ほんて</text:p>
          </table:table-cell>
          <table:table-cell office:value-type="string">
            <text:p>本手</text:p>
          </table:table-cell>
          <table:table-cell office:value-type="string">
            <text:p>hont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ぽんぬき</text:p>
          </table:table-cell>
          <table:table-cell office:value-type="string">
            <text:p>ポン抜き</text:p>
          </table:table-cell>
          <table:table-cell office:value-type="string">
            <text:p>ponnuk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みあい</text:p>
          </table:table-cell>
          <table:table-cell office:value-type="string">
            <text:p>見合い</text:p>
          </table:table-cell>
          <table:table-cell office:value-type="string">
            <text:p>mia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みょうしゅ</text:p>
          </table:table-cell>
          <table:table-cell office:value-type="string">
            <text:p>妙手</text:p>
          </table:table-cell>
          <table:table-cell office:value-type="string">
            <text:p>spectacular mov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むじょうけんいき</text:p>
          </table:table-cell>
          <table:table-cell office:value-type="string">
            <text:p>無条件生き</text:p>
          </table:table-cell>
          <table:table-cell office:value-type="string">
            <text:p>unconditional lif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めいじんせん</text:p>
          </table:table-cell>
          <table:table-cell office:value-type="string">
            <text:p>名人戦</text:p>
          </table:table-cell>
          <table:table-cell office:value-type="string">
            <text:p>Meijin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めがたち</text:p>
          </table:table-cell>
          <table:table-cell office:value-type="string">
            <text:p>眼形</text:p>
          </table:table-cell>
          <table:table-cell office:value-type="string">
            <text:p>eye shap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もよう</text:p>
          </table:table-cell>
          <table:table-cell office:value-type="string">
            <text:p>模様</text:p>
          </table:table-cell>
          <table:table-cell office:value-type="string">
            <text:p>moy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よせ</text:p>
          </table:table-cell>
          <table:table-cell office:value-type="string">
            <text:p>寄せ</text:p>
          </table:table-cell>
          <table:table-cell office:value-type="string">
            <text:p>endgame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よんし</text:p>
          </table:table-cell>
          <table:table-cell office:value-type="string">
            <text:p>四子</text:p>
          </table:table-cell>
          <table:table-cell office:value-type="string">
            <text:p>four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table:style-name="ce5" office:value-type="string">
            <text:p>よんろ</text:p>
          </table:table-cell>
          <table:table-cell table:style-name="ce5" office:value-type="string">
            <text:p>四路</text:p>
          </table:table-cell>
          <table:table-cell office:value-type="string">
            <text:p>4x4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りゅうせいせん</text:p>
          </table:table-cell>
          <table:table-cell office:value-type="string">
            <text:p>竜星戦</text:p>
          </table:table-cell>
          <table:table-cell office:value-type="string">
            <text:p>Ryusei-s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ろくし</text:p>
          </table:table-cell>
          <table:table-cell office:value-type="string">
            <text:p>六子</text:p>
          </table:table-cell>
          <table:table-cell office:value-type="string">
            <text:p>six stones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Y</text:p>
          </table:table-cell>
          <table:table-cell office:value-type="string">
            <text:p>わりこみ</text:p>
          </table:table-cell>
          <table:table-cell office:value-type="string">
            <text:p>割り込み</text:p>
          </table:table-cell>
          <table:table-cell office:value-type="string">
            <text:p>warikom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 JMDict</text:p>
          </table:table-cell>
          <table:table-cell table:style-name="ce1" office:value-type="string">
            <text:p>in Anki</text:p>
          </table:table-cell>
          <table:table-cell table:style-name="ce3" office:value-type="string">
            <text:p>reading</text:p>
          </table:table-cell>
          <table:table-cell table:style-name="ce3" office:value-type="string">
            <text:p>kanji</text:p>
          </table:table-cell>
          <table:table-cell table:style-name="ce1" office:value-type="string">
            <text:p>meaning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おうざ</text:p>
          </table:table-cell>
          <table:table-cell office:value-type="string">
            <text:p>王座</text:p>
          </table:table-cell>
          <table:table-cell office:value-type="string">
            <text:p>Oza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きせい</text:p>
          </table:table-cell>
          <table:table-cell office:value-type="string">
            <text:p>棋聖</text:p>
          </table:table-cell>
          <table:table-cell office:value-type="string">
            <text:p>Ki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ごせい</text:p>
          </table:table-cell>
          <table:table-cell office:value-type="string">
            <text:p>碁聖</text:p>
          </table:table-cell>
          <table:table-cell office:value-type="string">
            <text:p>Gosei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じゅうだん</text:p>
          </table:table-cell>
          <table:table-cell office:value-type="string">
            <text:p>十段</text:p>
          </table:table-cell>
          <table:table-cell office:value-type="string">
            <text:p>Juda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てんげん</text:p>
          </table:table-cell>
          <table:table-cell office:value-type="string">
            <text:p>天元</text:p>
          </table:table-cell>
          <table:table-cell office:value-type="string">
            <text:p>Tenge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ほんいんぼう</text:p>
          </table:table-cell>
          <table:table-cell office:value-type="string">
            <text:p>本因坊</text:p>
          </table:table-cell>
          <table:table-cell office:value-type="string">
            <text:p>Honinbo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めいじん</text:p>
          </table:table-cell>
          <table:table-cell office:value-type="string">
            <text:p>名人</text:p>
          </table:table-cell>
          <table:table-cell office:value-type="string">
            <text:p>Meijin</text:p>
          </table:table-cell>
          <table:table-cell table:number-columns-repeated="1019"/>
        </table:table-row>
        <table:table-row table:style-name="ro1">
          <table:table-cell office:value-type="string">
            <text:p>?</text:p>
          </table:table-cell>
          <table:table-cell office:value-type="string">
            <text:p>N</text:p>
          </table:table-cell>
          <table:table-cell office:value-type="string">
            <text:p>りゅうせい</text:p>
          </table:table-cell>
          <table:table-cell office:value-type="string">
            <text:p>竜星</text:p>
          </table:table-cell>
          <table:table-cell office:value-type="string">
            <text:p>Ryuse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初段　二段　。。。　九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かんさいそうほんぶ</text:p>
          </table:table-cell>
          <table:table-cell office:value-type="string">
            <text:p>関西総本部</text:p>
          </table:table-cell>
          <table:table-cell table:style-name="ce8" office:value-type="string">
            <text:p><text:span text:style-name="T1">Kansai general headquarters (</text:span><text:span text:style-name="T2">Nihon Ki-in Osaka branch</text:span>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ちゅうぶそうほんぶ</text:p>
          </table:table-cell>
          <table:table-cell office:value-type="string">
            <text:p>中部総本部</text:p>
          </table:table-cell>
          <table:table-cell table:style-name="ce8" office:value-type="string">
            <text:p><text:span text:style-name="T1">Chubu general headquarters (</text:span><text:span text:style-name="T2">Nihon Ki-in Nagoya branch</text:span>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ference diagra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だんたいせん</text:p>
          </table:table-cell>
          <table:table-cell office:value-type="string">
            <text:p>団体戦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あじけし</text:p>
          </table:table-cell>
          <table:table-cell office:value-type="string">
            <text:p>味消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きさんかく</text:p>
          </table:table-cell>
          <table:table-cell office:value-type="string">
            <text:p>空き三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くしゅ</text:p>
          </table:table-cell>
          <table:table-cell office:value-type="string">
            <text:p>悪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まりがたち</text:p>
          </table:table-cell>
          <table:table-cell office:value-type="string">
            <text:p>余り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まし</text:p>
          </table:table-cell>
          <table:table-cell office:value-type="string">
            <text:p>余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おる</text:p>
          </table:table-cell>
          <table:table-cell office:value-type="string">
            <text:p>煽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っぱく</text:p>
          </table:table-cell>
          <table:table-cell office:value-type="string">
            <text:p>圧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しがはやい</text:p>
          </table:table-cell>
          <table:table-cell office:value-type="string">
            <text:p>足が早い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あたり</text:p>
          </table:table-cell>
          <table:table-cell office:value-type="string">
            <text:p>当た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</text:p>
          </table:table-cell>
          <table:table-cell office:value-type="string">
            <text:p>当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かえし</text:p>
          </table:table-cell>
          <table:table-cell office:value-type="string">
            <text:p>当て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こみ</text:p>
          </table:table-cell>
          <table:table-cell office:value-type="string">
            <text:p>当て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のび</text:p>
          </table:table-cell>
          <table:table-cell office:value-type="string">
            <text:p>当て伸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てつぎ</text:p>
          </table:table-cell>
          <table:table-cell office:value-type="string">
            <text:p>当て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つい</text:p>
          </table:table-cell>
          <table:table-cell office:value-type="string">
            <text:p>厚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あつみ</text:p>
          </table:table-cell>
          <table:table-cell office:value-type="string">
            <text:p>厚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ばんご</text:p>
          </table:table-cell>
          <table:table-cell office:value-type="string">
            <text:p>番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ぼうし</text:p>
          </table:table-cell>
          <table:table-cell office:value-type="string">
            <text:p>帽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ぼうつぎ</text:p>
          </table:table-cell>
          <table:table-cell office:value-type="string">
            <text:p>棒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ぶらさがり</text:p>
          </table:table-cell>
          <table:table-cell office:value-type="string">
            <text:p>ブラ下が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びょうよみ</text:p>
          </table:table-cell>
          <table:table-cell office:value-type="string">
            <text:p>秒読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</text:p>
          </table:table-cell>
          <table:table-cell office:value-type="string">
            <text:p>挑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しゃ</text:p>
          </table:table-cell>
          <table:table-cell office:value-type="string">
            <text:p>挑戦者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せんてあい</text:p>
          </table:table-cell>
          <table:table-cell office:value-type="string">
            <text:p>挑戦手合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ょうし</text:p>
          </table:table-cell>
          <table:table-cell office:value-type="string">
            <text:p>調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ばん</text:p>
          </table:table-cell>
          <table:table-cell office:value-type="string">
            <text:p>中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ばんせん</text:p>
          </table:table-cell>
          <table:table-cell office:value-type="string">
            <text:p>中盤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ごくりゅう</text:p>
          </table:table-cell>
          <table:table-cell office:value-type="string">
            <text:p>中国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おう</text:p>
          </table:table-cell>
          <table:table-cell office:value-type="string">
            <text:p>中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ちゅうおしがち</text:p>
          </table:table-cell>
          <table:table-cell office:value-type="string">
            <text:p>中押し勝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いだいげいま</text:p>
          </table:table-cell>
          <table:table-cell office:value-type="string">
            <text:p>大々ゲイマ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め</text:p>
          </table:table-cell>
          <table:table-cell office:value-type="string">
            <text:p>駄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めづまり</text:p>
          </table:table-cell>
          <table:table-cell office:value-type="string">
            <text:p>駄目ヅマ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ん</text:p>
          </table:table-cell>
          <table:table-cell office:value-type="string">
            <text:p>段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んご</text:p>
          </table:table-cell>
          <table:table-cell office:value-type="string">
            <text:p>団子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だっしゅつ</text:p>
          </table:table-cell>
          <table:table-cell office:value-type="string">
            <text:p>脱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</text:p>
          </table:table-cell>
          <table:table-cell office:value-type="string">
            <text:p>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ぎり</text:p>
          </table:table-cell>
          <table:table-cell office:value-type="string">
            <text:p>出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でる</text:p>
          </table:table-cell>
          <table:table-cell office:value-type="string">
            <text:p>出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うじて</text:p>
          </table:table-cell>
          <table:table-cell office:value-type="string">
            <text:p>封じ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くれ</text:p>
          </table:table-cell>
          <table:table-cell office:value-type="string">
            <text:p>膨れ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り</text:p>
          </table:table-cell>
          <table:table-cell office:value-type="string">
            <text:p>不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りかわり</text:p>
          </table:table-cell>
          <table:table-cell office:value-type="string">
            <text:p>振り替わ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うさ</text:p>
          </table:table-cell>
          <table:table-cell office:value-type="string">
            <text:p>封鎖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ふせき</text:p>
          </table:table-cell>
          <table:table-cell office:value-type="string">
            <text:p>布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がいせい</text:p>
          </table:table-cell>
          <table:table-cell office:value-type="string">
            <text:p>外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がんけい</text:p>
          </table:table-cell>
          <table:table-cell office:value-type="string">
            <text:p>眼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げた</text:p>
          </table:table-cell>
          <table:table-cell office:value-type="string">
            <text:p>下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</text:p>
          </table:table-cell>
          <table:table-cell office:value-type="string">
            <text:p>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ばん</text:p>
          </table:table-cell>
          <table:table-cell office:value-type="string">
            <text:p>碁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いし</text:p>
          </table:table-cell>
          <table:table-cell office:value-type="string">
            <text:p>碁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かく</text:p>
          </table:table-cell>
          <table:table-cell office:value-type="string">
            <text:p>互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け</text:p>
          </table:table-cell>
          <table:table-cell office:value-type="string">
            <text:p>碁笥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き</text:p>
          </table:table-cell>
          <table:table-cell office:value-type="string">
            <text:p>碁器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ごて</text:p>
          </table:table-cell>
          <table:table-cell office:value-type="string">
            <text:p>後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ぐけい</text:p>
          </table:table-cell>
          <table:table-cell office:value-type="string">
            <text:p>愚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こみ</text:p>
          </table:table-cell>
          <table:table-cell office:value-type="string">
            <text:p>逆コ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せんて</text:p>
          </table:table-cell>
          <table:table-cell office:value-type="string">
            <text:p>逆先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ぎゃくよせ</text:p>
          </table:table-cell>
          <table:table-cell office:value-type="string">
            <text:p>逆ヨセ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ば</text:p>
          </table:table-cell>
          <table:table-cell office:value-type="string">
            <text:p>幅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這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</text:p>
          </table:table-cell>
          <table:table-cell office:value-type="string">
            <text:p>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いち</text:p>
          </table:table-cell>
          <table:table-cell office:value-type="string">
            <text:p>配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まり</text:p>
          </table:table-cell>
          <table:table-cell office:value-type="string">
            <text:p>嵌ま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めて</text:p>
          </table:table-cell>
          <table:table-cell office:value-type="string">
            <text:p>嵌め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</text:p>
          </table:table-cell>
          <table:table-cell office:value-type="string">
            <text:p>鼻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みこう</text:p>
          </table:table-cell>
          <table:table-cell office:value-type="string">
            <text:p>花見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なろく</text:p>
          </table:table-cell>
          <table:table-cell office:value-type="string">
            <text:p>花六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だし</text:p>
          </table:table-cell>
          <table:table-cell office:value-type="string">
            <text:p>ハネ出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ごろし</text:p>
          </table:table-cell>
          <table:table-cell office:value-type="string">
            <text:p>ハネ殺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かえし</text:p>
          </table:table-cell>
          <table:table-cell office:value-type="string">
            <text:p>ハネ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ねこみ</text:p>
          </table:table-cell>
          <table:table-cell office:value-type="string">
            <text:p>ハネ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がん</text:p>
          </table:table-cell>
          <table:table-cell office:value-type="string">
            <text:p>半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げき</text:p>
          </table:table-cell>
          <table:table-cell office:value-type="string">
            <text:p>反撃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こう</text:p>
          </table:table-cell>
          <table:table-cell office:value-type="string">
            <text:p>半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んもく</text:p>
          </table:table-cell>
          <table:table-cell office:value-type="string">
            <text:p>半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ら</text:p>
          </table:table-cell>
          <table:table-cell office:value-type="string">
            <text:p>腹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さみ</text:p>
          </table:table-cell>
          <table:table-cell office:value-type="string">
            <text:p>挟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しり</text:p>
          </table:table-cell>
          <table:table-cell office:value-type="string">
            <text:p>走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はやご</text:p>
          </table:table-cell>
          <table:table-cell office:value-type="string">
            <text:p>早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き</text:p>
          </table:table-cell>
          <table:table-cell office:value-type="string">
            <text:p>引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く</text:p>
          </table:table-cell>
          <table:table-cell office:value-type="string">
            <text:p>引く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くがかり</text:p>
          </table:table-cell>
          <table:table-cell office:value-type="string">
            <text:p>低ガカ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っくりかえし</text:p>
          </table:table-cell>
          <table:table-cell office:value-type="string">
            <text:p>引っくり返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ひらき</text:p>
          </table:table-cell>
          <table:table-cell office:value-type="string">
            <text:p>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うこう</text:p>
          </table:table-cell>
          <table:table-cell office:value-type="string">
            <text:p>方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んこう</text:p>
          </table:table-cell>
          <table:table-cell office:value-type="string">
            <text:p>本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んて</text:p>
          </table:table-cell>
          <table:table-cell office:value-type="string">
            <text:p>本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うりこみ</text:p>
          </table:table-cell>
          <table:table-cell office:value-type="string">
            <text:p>放り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ほし</text:p>
          </table:table-cell>
          <table:table-cell office:value-type="string">
            <text:p>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ちがん</text:p>
          </table:table-cell>
          <table:table-cell office:value-type="string">
            <text:p>一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ちごうます</text:p>
          </table:table-cell>
          <table:table-cell office:value-type="string">
            <text:p>一合升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き</text:p>
          </table:table-cell>
          <table:table-cell office:value-type="string">
            <text:p>生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きがたち</text:p>
          </table:table-cell>
          <table:table-cell office:value-type="string">
            <text:p>生き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ばさみ</text:p>
          </table:table-cell>
          <table:table-cell office:value-type="string">
            <text:p>一間バサ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びらき</text:p>
          </table:table-cell>
          <table:table-cell office:value-type="string">
            <text:p>一間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しまり</text:p>
          </table:table-cell>
          <table:table-cell office:value-type="string">
            <text:p>一間シマ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たかばさみ</text:p>
          </table:table-cell>
          <table:table-cell office:value-type="string">
            <text:p>一間高バサ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たかがかり</text:p>
          </table:table-cell>
          <table:table-cell office:value-type="string">
            <text:p>一間高ガカリ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とび</text:p>
          </table:table-cell>
          <table:table-cell office:value-type="string">
            <text:p>一間トビ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けんうけ</text:p>
          </table:table-cell>
          <table:table-cell office:value-type="string">
            <text:p>一間受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きょく</text:p>
          </table:table-cell>
          <table:table-cell office:value-type="string">
            <text:p>一局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きゅう</text:p>
          </table:table-cell>
          <table:table-cell office:value-type="string">
            <text:p>一級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もすじ</text:p>
          </table:table-cell>
          <table:table-cell office:value-type="string">
            <text:p>芋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んせい</text:p>
          </table:table-cell>
          <table:table-cell office:value-type="string">
            <text:p>院生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んたいご</text:p>
          </table:table-cell>
          <table:table-cell office:value-type="string">
            <text:p>引退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ぬのかお</text:p>
          </table:table-cell>
          <table:table-cell office:value-type="string">
            <text:p>犬の顔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ぽうじ</text:p>
          </table:table-cell>
          <table:table-cell office:value-type="string">
            <text:p>一方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ぽんみち</text:p>
          </table:table-cell>
          <table:table-cell office:value-type="string">
            <text:p>一本道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しのした</text:p>
          </table:table-cell>
          <table:table-cell office:value-type="string">
            <text:p>石の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たちのはらづけ</text:p>
          </table:table-cell>
          <table:table-cell office:value-type="string">
            <text:p>鼬の腹付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</text:p>
          </table:table-cell>
          <table:table-cell office:value-type="string">
            <text:p>一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かち</text:p>
          </table:table-cell>
          <table:table-cell office:value-type="string">
            <text:p>一手勝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まけ</text:p>
          </table:table-cell>
          <table:table-cell office:value-type="string">
            <text:p>一手負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こう</text:p>
          </table:table-cell>
          <table:table-cell office:value-type="string">
            <text:p>一手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いってよせこう</text:p>
          </table:table-cell>
          <table:table-cell office:value-type="string">
            <text:p>一手ヨセコ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ゃくてん</text:p>
          </table:table-cell>
          <table:table-cell office:value-type="string">
            <text:p>弱点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</text:p>
          </table:table-cell>
          <table:table-cell office:value-type="string">
            <text:p>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あい</text:p>
          </table:table-cell>
          <table:table-cell office:value-type="string">
            <text:p>地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ご</text:p>
          </table:table-cell>
          <table:table-cell office:value-type="string">
            <text:p>持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もよう</text:p>
          </table:table-cell>
          <table:table-cell office:value-type="string">
            <text:p>地模様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んがさ</text:p>
          </table:table-cell>
          <table:table-cell office:value-type="string">
            <text:p>陣笠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つり</text:p>
          </table:table-cell>
          <table:table-cell office:value-type="string">
            <text:p>実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ばん</text:p>
          </table:table-cell>
          <table:table-cell office:value-type="string">
            <text:p>序盤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ばんせん</text:p>
          </table:table-cell>
          <table:table-cell office:value-type="string">
            <text:p>序盤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へん</text:p>
          </table:table-cell>
          <table:table-cell office:value-type="string">
            <text:p>上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きょう</text:p>
          </table:table-cell>
          <table:table-cell office:value-type="string">
            <text:p>状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せき</text:p>
          </table:table-cell>
          <table:table-cell office:value-type="string">
            <text:p>定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ょうせん</text:p>
          </table:table-cell>
          <table:table-cell office:value-type="string">
            <text:p>定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じゅうばんご</text:p>
          </table:table-cell>
          <table:table-cell office:value-type="string">
            <text:p>十番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べ</text:p>
          </table:table-cell>
          <table:table-cell office:value-type="string">
            <text:p>壁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ぶせる</text:p>
          </table:table-cell>
          <table:table-cell office:value-type="string">
            <text:p>被せ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ど</text:p>
          </table:table-cell>
          <table:table-cell office:value-type="string">
            <text:p>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へん</text:p>
          </table:table-cell>
          <table:table-cell office:value-type="string">
            <text:p>下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かえ</text:p>
          </table:table-cell>
          <table:table-cell office:value-type="string">
            <text:p>抱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かり</text:p>
          </table:table-cell>
          <table:table-cell office:value-type="string">
            <text:p>掛か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け</text:p>
          </table:table-cell>
          <table:table-cell office:value-type="string">
            <text:p>掛け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けめ</text:p>
          </table:table-cell>
          <table:table-cell office:value-type="string">
            <text:p>欠け眼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こい</text:p>
          </table:table-cell>
          <table:table-cell office:value-type="string">
            <text:p>囲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げん</text:p>
          </table:table-cell>
          <table:table-cell office:value-type="string">
            <text:p>格言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ていじ</text:p>
          </table:table-cell>
          <table:table-cell office:value-type="string">
            <text:p>確定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くよくのじん</text:p>
          </table:table-cell>
          <table:table-cell office:value-type="string">
            <text:p>鶴翼の陣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めのこう</text:p>
          </table:table-cell>
          <table:table-cell office:value-type="string">
            <text:p>亀の甲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なめいし</text:p>
          </table:table-cell>
          <table:table-cell office:value-type="string">
            <text:p>要石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のんびらき</text:p>
          </table:table-cell>
          <table:table-cell office:value-type="string">
            <text:p>観音開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ぱい</text:p>
          </table:table-cell>
          <table:table-cell office:value-type="string">
            <text:p>完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んさいきいん</text:p>
          </table:table-cell>
          <table:table-cell office:value-type="string">
            <text:p>関西棋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らい</text:p>
          </table:table-cell>
          <table:table-cell office:value-type="string">
            <text:p>辛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らみ</text:p>
          </table:table-cell>
          <table:table-cell office:value-type="string">
            <text:p>絡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るい</text:p>
          </table:table-cell>
          <table:table-cell office:value-type="string">
            <text:p>軽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せんて</text:p>
          </table:table-cell>
          <table:table-cell office:value-type="string">
            <text:p>方先手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つぎ</text:p>
          </table:table-cell>
          <table:table-cell office:value-type="string">
            <text:p>堅ツ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かたつき</text:p>
          </table:table-cell>
          <table:table-cell office:value-type="string">
            <text:p>肩ツキ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いま</text:p>
          </table:table-cell>
          <table:table-cell office:value-type="string">
            <text:p>桂馬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いせい</text:p>
          </table:table-cell>
          <table:table-cell office:value-type="string">
            <text:p>形勢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けし</text:p>
          </table:table-cell>
          <table:table-cell office:value-type="string">
            <text:p>消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ふ</text:p>
          </table:table-cell>
          <table:table-cell office:value-type="string">
            <text:p>棋譜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かし</text:p>
          </table:table-cell>
          <table:table-cell office:value-type="string">
            <text:p>利かし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き</text:p>
          </table:table-cell>
          <table:table-cell office:value-type="string">
            <text:p>利き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</text:p>
          </table:table-cell>
          <table:table-cell office:value-type="string">
            <text:p>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よみきり</text:p>
          </table:table-cell>
          <table:table-cell office:value-type="string">
            <text:p>読み切り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ちがえ</text:p>
          </table:table-cell>
          <table:table-cell office:value-type="string">
            <text:p>切り違え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こみ</text:p>
          </table:table-cell>
          <table:table-cell office:value-type="string">
            <text:p>切り込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りんのくび</text:p>
          </table:table-cell>
          <table:table-cell office:value-type="string">
            <text:p>麒麟の首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せん</text:p>
          </table:table-cell>
          <table:table-cell office:value-type="string">
            <text:p>棋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きし</text:p>
          </table:table-cell>
          <table:table-cell office:value-type="string">
            <text:p>棋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</text:p>
          </table:table-cell>
          <table:table-cell office:value-type="string">
            <text:p>劫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あらそい</text:p>
          </table:table-cell>
          <table:table-cell office:value-type="string">
            <text:p>コウ争い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うだて</text:p>
          </table:table-cell>
          <table:table-cell office:value-type="string">
            <text:p>劫ダテ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げいま</text:p>
          </table:table-cell>
          <table:table-cell office:value-type="string">
            <text:p>小ゲイマ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もく</text:p>
          </table:table-cell>
          <table:table-cell office:value-type="string">
            <text:p>小目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こんきょ</text:p>
          </table:table-cell>
          <table:table-cell office:value-type="string">
            <text:p>根拠</text:p>
          </table:table-cell>
          <table:table-cell table:number-columns-repeated="1020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6" table:default-cell-style-name="ce9"/>
        <table:table-row table:style-name="ro1">
          <table:table-cell office:value-type="string">
            <text:p>entry</text:p>
          </table:table-cell>
          <table:table-cell table:style-name="ce10" office:value-type="string">
            <text:p>kanji</text:p>
          </table:table-cell>
          <table:table-cell table:style-name="ce10" office:value-type="string">
            <text:p>kana</text:p>
          </table:table-cell>
          <table:table-cell table:style-name="ce10" office:value-type="string">
            <text:p>part-of-speech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アゴ</text:p>
          </table:table-cell>
          <table:table-cell table:style-name="ce10" office:value-type="string">
            <text:p>あご</text:p>
          </table:table-cell>
          <table:table-cell table:style-name="ce10"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味</text:p>
          </table:table-cell>
          <table:table-cell table:style-name="ce10" office:value-type="string">
            <text:p>あじ</text:p>
          </table:table-cell>
          <table:table-cell table:style-name="ce10"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ジ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味消し</text:p>
          </table:table-cell>
          <table:table-cell table:style-name="ce10" office:value-type="string">
            <text:p>あじけ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空き三角</text:p>
          </table:table-cell>
          <table:table-cell table:style-name="ce10" office:value-type="string">
            <text:p>あきさんかく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キ三角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悪手</text:p>
          </table:table-cell>
          <table:table-cell table:style-name="ce10" office:value-type="string">
            <text:p>あく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甘い</text:p>
          </table:table-cell>
          <table:table-cell table:style-name="ce10" office:value-type="string">
            <text:p>あま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あま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余り形</text:p>
          </table:table-cell>
          <table:table-cell table:style-name="ce10" office:value-type="string">
            <text:p>あまりがたち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マリ形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余し</text:p>
          </table:table-cell>
          <table:table-cell table:style-name="ce11" office:value-type="string">
            <text:p>あま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煽る</text:p>
          </table:table-cell>
          <table:table-cell table:style-name="ce10" office:value-type="string">
            <text:p>あおる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10" office:value-type="string">
            <text:p>アオ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圧迫</text:p>
          </table:table-cell>
          <table:table-cell table:style-name="ce10" office:value-type="string">
            <text:p>あっぱ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足が早い</text:p>
          </table:table-cell>
          <table:table-cell table:style-name="ce10" office:value-type="string">
            <text:p>あしがはや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当たり</text:p>
          </table:table-cell>
          <table:table-cell table:style-name="ce12" office:value-type="string">
            <text:p>あた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タリ</text:p>
          </table:table-cell>
          <table:table-cell table:style-name="ce12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当て</text:p>
          </table:table-cell>
          <table:table-cell table:style-name="ce10" office:value-type="string">
            <text:p>あ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テ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当て返し</text:p>
          </table:table-cell>
          <table:table-cell table:style-name="ce10" office:value-type="string">
            <text:p>あてか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テカエ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当て込み</text:p>
          </table:table-cell>
          <table:table-cell table:style-name="ce10" office:value-type="string">
            <text:p>あて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アテ込み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アテ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アテノビ</text:p>
          </table:table-cell>
          <table:table-cell table:style-name="ce10" office:value-type="string">
            <text:p>あての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アテツギ</text:p>
          </table:table-cell>
          <table:table-cell table:style-name="ce10" office:value-type="string">
            <text:p>あて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厚い</text:p>
          </table:table-cell>
          <table:table-cell table:style-name="ce10" office:value-type="string">
            <text:p>あつ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厚味</text:p>
          </table:table-cell>
          <table:table-cell table:style-name="ce10" office:value-type="string">
            <text:p>あつみ</text:p>
          </table:table-cell>
          <table:table-cell office:value-type="string">
            <text:p>n</text:p>
          </table:table-cell>
        </table:table-row>
        <table:table-row table:style-name="ro1">
          <table:table-cell table:style-name="Default"/>
          <table:table-cell table:style-name="ce10" office:value-type="string">
            <text:p>厚み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番碁</text:p>
          </table:table-cell>
          <table:table-cell table:style-name="ce10" office:value-type="string">
            <text:p>ばん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バタバタ</text:p>
          </table:table-cell>
          <table:table-cell table:style-name="ce10" office:value-type="string">
            <text:p>ばたばた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帽子</text:p>
          </table:table-cell>
          <table:table-cell table:style-name="ce10" office:value-type="string">
            <text:p>ぼう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ボウ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棒ツギ</text:p>
          </table:table-cell>
          <table:table-cell table:style-name="ce10" office:value-type="string">
            <text:p>ぼう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ブラ下がり</text:p>
          </table:table-cell>
          <table:table-cell table:style-name="ce10" office:value-type="string">
            <text:p>ぶらさが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ブラサガ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ブツカリ</text:p>
          </table:table-cell>
          <table:table-cell table:style-name="ce10" office:value-type="string">
            <text:p>ぶつ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秒読み</text:p>
          </table:table-cell>
          <table:table-cell table:style-name="ce10" office:value-type="string">
            <text:p>びょうよ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チギリ</text:p>
          </table:table-cell>
          <table:table-cell table:style-name="ce10" office:value-type="string">
            <text:p>ちぎ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さい</text:p>
          </table:table-cell>
          <table:table-cell table:style-name="ce10" office:value-type="string">
            <text:p>ちいさ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縮める</text:p>
          </table:table-cell>
          <table:table-cell table:style-name="ce10" office:value-type="string">
            <text:p>ちじめ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チキリトビ</text:p>
          </table:table-cell>
          <table:table-cell table:style-name="ce10" office:value-type="string">
            <text:p>ちきりと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珍瓏</text:p>
          </table:table-cell>
          <table:table-cell table:style-name="ce10" office:value-type="string">
            <text:p>ちんろ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直四目</text:p>
          </table:table-cell>
          <table:table-cell table:style-name="ce10" office:value-type="string">
            <text:p>ちょくし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長生</text:p>
          </table:table-cell>
          <table:table-cell table:style-name="ce10" office:value-type="string">
            <text:p>ちょう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挑戦</text:p>
          </table:table-cell>
          <table:table-cell table:style-name="ce10" office:value-type="string">
            <text:p>ちょう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挑戦者</text:p>
          </table:table-cell>
          <table:table-cell table:style-name="ce10" office:value-type="string">
            <text:p>ちょうせんしゃ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挑戦手合</text:p>
          </table:table-cell>
          <table:table-cell table:style-name="ce10" office:value-type="string">
            <text:p>ちょうせんてあ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調子</text:p>
          </table:table-cell>
          <table:table-cell table:style-name="ce10" office:value-type="string">
            <text:p>ちょう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盤</text:p>
          </table:table-cell>
          <table:table-cell table:style-name="ce10" office:value-type="string">
            <text:p>ちゅう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盤戦</text:p>
          </table:table-cell>
          <table:table-cell table:style-name="ce10" office:value-type="string">
            <text:p>ちゅうばん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国流</text:p>
          </table:table-cell>
          <table:table-cell table:style-name="ce10" office:value-type="string">
            <text:p>ちゅうごくり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国流布石</text:p>
          </table:table-cell>
          <table:table-cell table:style-name="ce10" office:value-type="string">
            <text:p>ちゅうごくりゅうふ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央</text:p>
          </table:table-cell>
          <table:table-cell table:style-name="ce10" office:value-type="string">
            <text:p>ちゅうお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押勝</text:p>
          </table:table-cell>
          <table:table-cell table:style-name="ce10" office:value-type="string">
            <text:p>ちゅうおしがち</text:p>
          </table:table-cell>
          <table:table-cell office:value-type="string">
            <text:p>n</text:p>
          </table:table-cell>
        </table:table-row>
        <table:table-row table:style-name="ro1">
          <table:table-cell table:style-name="Default"/>
          <table:table-cell table:style-name="ce10" office:value-type="string">
            <text:p>中押勝ち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々ゲイマ</text:p>
          </table:table-cell>
          <table:table-cell table:style-name="ce10" office:value-type="string">
            <text:p>だいだいげいま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々ゲイマビラキ</text:p>
          </table:table-cell>
          <table:table-cell table:style-name="ce10" office:value-type="string">
            <text:p>だいだいげいま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々ゲイマガカリ</text:p>
          </table:table-cell>
          <table:table-cell table:style-name="ce10" office:value-type="string">
            <text:p>だいだいげいま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々ゲイマガカケ</text:p>
          </table:table-cell>
          <table:table-cell table:style-name="ce10" office:value-type="string">
            <text:p>だいだいげいまがかけ</text:p>
          </table:table-cell>
          <table:table-cell office:value-type="string">
            <text:p>n</text:p>
          </table:table-cell>
        </table:table-row>
        <table:table-row table:style-name="ro1">
          <table:table-cell table:style-name="Default"/>
          <table:table-cell table:style-name="ce10" office:value-type="string">
            <text:p>大々ゲイマガガケ</text:p>
          </table:table-cell>
          <table:table-cell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々ゲイマスベリ</text:p>
          </table:table-cell>
          <table:table-cell table:style-name="ce10" office:value-type="string">
            <text:p>だいだいげいますべ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騙し手</text:p>
          </table:table-cell>
          <table:table-cell table:style-name="ce10" office:value-type="string">
            <text:p>だまし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だまし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駄目</text:p>
          </table:table-cell>
          <table:table-cell table:style-name="ce10" office:value-type="string">
            <text:p>だめ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ダメ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駄目ヅマリ</text:p>
          </table:table-cell>
          <table:table-cell table:style-name="ce10" office:value-type="string">
            <text:p>だめづま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ダメ詰まり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ダメヅマ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ダメヅメ</text:p>
          </table:table-cell>
          <table:table-cell table:style-name="ce10" office:value-type="string">
            <text:p>だめづめ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段</text:p>
          </table:table-cell>
          <table:table-cell table:style-name="ce10" office:value-type="string">
            <text:p>だ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団子</text:p>
          </table:table-cell>
          <table:table-cell table:style-name="ce10" office:value-type="string">
            <text:p>だんご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ダンゴ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出し</text:p>
          </table:table-cell>
          <table:table-cell table:style-name="ce10" office:value-type="string">
            <text:p>だ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ダ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脱出</text:p>
          </table:table-cell>
          <table:table-cell table:style-name="ce10" office:value-type="string">
            <text:p>だっしゅつ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出</text:p>
          </table:table-cell>
          <table:table-cell table:style-name="ce10" office:value-type="string">
            <text:p>で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デ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出切り</text:p>
          </table:table-cell>
          <table:table-cell table:style-name="ce10" office:value-type="string">
            <text:p>でぎ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デギ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出る</text:p>
          </table:table-cell>
          <table:table-cell table:style-name="ce10" office:value-type="string">
            <text:p>で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2" table:style-name="ce10" office:value-type="string">
            <text:p>えぐ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エグ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封じ手</text:p>
          </table:table-cell>
          <table:table-cell table:style-name="ce10" office:value-type="string">
            <text:p>ふうじ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フクラミ</text:p>
          </table:table-cell>
          <table:table-cell table:style-name="ce10" office:value-type="string">
            <text:p>ふくら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フクレ</text:p>
          </table:table-cell>
          <table:table-cell table:style-name="ce10" office:value-type="string">
            <text:p>ふくれ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不利</text:p>
          </table:table-cell>
          <table:table-cell table:style-name="ce10" office:value-type="string">
            <text:p>ふ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振り替わり</text:p>
          </table:table-cell>
          <table:table-cell table:style-name="ce10" office:value-type="string">
            <text:p>ふりかわ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フリカワ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封鎖</text:p>
          </table:table-cell>
          <table:table-cell table:style-name="ce10" office:value-type="string">
            <text:p>ふうさ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布石</text:p>
          </table:table-cell>
          <table:table-cell table:style-name="ce10" office:value-type="string">
            <text:p>ふ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フトコロ</text:p>
          </table:table-cell>
          <table:table-cell table:style-name="ce10" office:value-type="string">
            <text:p>ふとこ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勢</text:p>
          </table:table-cell>
          <table:table-cell table:style-name="ce10" office:value-type="string">
            <text:p>がい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眼形</text:p>
          </table:table-cell>
          <table:table-cell table:style-name="ce10" office:value-type="string">
            <text:p>がんけ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/>
          <table:table-cell table:style-name="ce10" office:value-type="string">
            <text:p>めがたち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駄</text:p>
          </table:table-cell>
          <table:table-cell table:style-name="ce10" office:value-type="string">
            <text:p>げた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ゲタ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</text:p>
          </table:table-cell>
          <table:table-cell table:style-name="ce10" office:value-type="string">
            <text:p>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盤</text:p>
          </table:table-cell>
          <table:table-cell table:style-name="ce10" office:value-type="string">
            <text:p>ご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石</text:p>
          </table:table-cell>
          <table:table-cell table:style-name="ce10" office:value-type="string">
            <text:p>ご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互角</text:p>
          </table:table-cell>
          <table:table-cell table:style-name="ce10" office:value-type="string">
            <text:p>ごか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笥</text:p>
          </table:table-cell>
          <table:table-cell table:style-name="ce10" office:value-type="string">
            <text:p>ご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五間ビラキ</text:p>
          </table:table-cell>
          <table:table-cell table:style-name="ce10" office:value-type="string">
            <text:p>ごけん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器</text:p>
          </table:table-cell>
          <table:table-cell table:style-name="ce10" office:value-type="string">
            <text:p>ご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ごまかし手</text:p>
          </table:table-cell>
          <table:table-cell table:style-name="ce10" office:value-type="string">
            <text:p>ごまかし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ゴマカシ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五目中手</text:p>
          </table:table-cell>
          <table:table-cell table:style-name="ce10" office:value-type="string">
            <text:p>ごもくなかで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五目ナカデ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碁聖</text:p>
          </table:table-cell>
          <table:table-cell table:style-name="ce10" office:value-type="string">
            <text:p>ご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後手</text:p>
          </table:table-cell>
          <table:table-cell table:style-name="ce10" office:value-type="string">
            <text:p>ご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後手の先手</text:p>
          </table:table-cell>
          <table:table-cell table:style-name="ce10" office:value-type="string">
            <text:p>ごてのせ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愚形</text:p>
          </table:table-cell>
          <table:table-cell table:style-name="ce10" office:value-type="string">
            <text:p>ぐけ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ぐるぐる回し</text:p>
          </table:table-cell>
          <table:table-cell table:style-name="ce10" office:value-type="string">
            <text:p>ぐるぐるまわ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グルグル回し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グズミ</text:p>
          </table:table-cell>
          <table:table-cell table:style-name="ce10" office:value-type="string">
            <text:p>ぐず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逆コミ</text:p>
          </table:table-cell>
          <table:table-cell table:style-name="ce10" office:value-type="string">
            <text:p>ぎゃく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逆先手</text:p>
          </table:table-cell>
          <table:table-cell table:style-name="ce10" office:value-type="string">
            <text:p>ぎゃくせ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逆寄せ</text:p>
          </table:table-cell>
          <table:table-cell table:style-name="ce10" office:value-type="string">
            <text:p>ぎゃくよせ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逆ヨセ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幅</text:p>
          </table:table-cell>
          <table:table-cell table:style-name="ce10" office:value-type="string">
            <text:p>はば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這い</text:p>
          </table:table-cell>
          <table:table-cell table:style-name="ce10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這イ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ハイ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敗</text:p>
          </table:table-cell>
          <table:table-cell table:style-name="ce10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杯</text:p>
          </table:table-cell>
          <table:table-cell table:style-name="ce10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配置</text:p>
          </table:table-cell>
          <table:table-cell table:style-name="ce10" office:value-type="string">
            <text:p>はい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イコミ</text:p>
          </table:table-cell>
          <table:table-cell table:style-name="ce10" office:value-type="string">
            <text:p>はい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マ</text:p>
          </table:table-cell>
          <table:table-cell table:style-name="ce10" office:value-type="string">
            <text:p>はま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嵌まり</text:p>
          </table:table-cell>
          <table:table-cell table:style-name="ce10" office:value-type="string">
            <text:p>はま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はまり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ハマ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嵌め手</text:p>
          </table:table-cell>
          <table:table-cell table:style-name="ce10" office:value-type="string">
            <text:p>はめ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はめ手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ハメ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メ手破り</text:p>
          </table:table-cell>
          <table:table-cell table:style-name="ce10" office:value-type="string">
            <text:p>はめてやぶ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鼻</text:p>
          </table:table-cell>
          <table:table-cell table:style-name="ce10" office:value-type="string">
            <text:p>はな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花見劫</text:p>
          </table:table-cell>
          <table:table-cell table:style-name="ce10" office:value-type="string">
            <text:p>はなみ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花見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花六</text:p>
          </table:table-cell>
          <table:table-cell table:style-name="ce10" office:value-type="string">
            <text:p>はなろ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鼻付け</text:p>
          </table:table-cell>
          <table:table-cell table:style-name="ce10" office:value-type="string">
            <text:p>はな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鼻ツケ</text:p>
          </table:table-cell>
          <table:table-cell table:style-name="ce10" office:value-type="string">
            <text:p>はなづけ</text:p>
          </table:table-cell>
          <table:table-cell/>
        </table:table-row>
        <table:table-row table:style-name="ro1">
          <table:table-cell/>
          <table:table-cell table:style-name="ce10" office:value-type="string">
            <text:p>鼻ヅ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</text:p>
          </table:table-cell>
          <table:table-cell table:style-name="ce10" office:value-type="string">
            <text:p>はね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出し</text:p>
          </table:table-cell>
          <table:table-cell table:style-name="ce10" office:value-type="string">
            <text:p>はねだ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ハネダ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殺し</text:p>
          </table:table-cell>
          <table:table-cell table:style-name="ce10" office:value-type="string">
            <text:p>はねごろ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返し</text:p>
          </table:table-cell>
          <table:table-cell table:style-name="ce10" office:value-type="string">
            <text:p>はねか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ハネカエ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キリ</text:p>
          </table:table-cell>
          <table:table-cell table:style-name="ce10" office:value-type="string">
            <text:p>はねき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込み</text:p>
          </table:table-cell>
          <table:table-cell table:style-name="ce10" office:value-type="string">
            <text:p>はね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ネツギ</text:p>
          </table:table-cell>
          <table:table-cell table:style-name="ce10" office:value-type="string">
            <text:p>はね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半眼</text:p>
          </table:table-cell>
          <table:table-cell table:style-name="ce10" office:value-type="string">
            <text:p>はんが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反撃</text:p>
          </table:table-cell>
          <table:table-cell table:style-name="ce10" office:value-type="string">
            <text:p>はんげ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半劫</text:p>
          </table:table-cell>
          <table:table-cell table:style-name="ce10" office:value-type="string">
            <text:p>はん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半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半目</text:p>
          </table:table-cell>
          <table:table-cell table:style-name="ce10" office:value-type="string">
            <text:p>はん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半目勝負</text:p>
          </table:table-cell>
          <table:table-cell table:style-name="ce10" office:value-type="string">
            <text:p>はんもくしょうぶ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腹</text:p>
          </table:table-cell>
          <table:table-cell table:style-name="ce10" office:value-type="string">
            <text:p>はら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腹付け</text:p>
          </table:table-cell>
          <table:table-cell table:style-name="ce10" office:value-type="string">
            <text:p>はら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腹ツケ</text:p>
          </table:table-cell>
          <table:table-cell table:style-name="ce10" office:value-type="string">
            <text:p>はらづけ</text:p>
          </table:table-cell>
          <table:table-cell/>
        </table:table-row>
        <table:table-row table:style-name="ro1">
          <table:table-cell/>
          <table:table-cell table:style-name="ce10" office:value-type="string">
            <text:p>腹ヅ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挟み</text:p>
          </table:table-cell>
          <table:table-cell table:style-name="ce10" office:value-type="string">
            <text:p>はさ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ハサ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サミ返し</text:p>
          </table:table-cell>
          <table:table-cell table:style-name="ce10" office:value-type="string">
            <text:p>はさみか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ハサミカエ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サミツケ</text:p>
          </table:table-cell>
          <table:table-cell table:style-name="ce10" office:value-type="string">
            <text:p>はさみ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走り</text:p>
          </table:table-cell>
          <table:table-cell table:style-name="ce10" office:value-type="string">
            <text:p>はし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ハシ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早碁</text:p>
          </table:table-cell>
          <table:table-cell table:style-name="ce10" office:value-type="string">
            <text:p>はや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早い</text:p>
          </table:table-cell>
          <table:table-cell table:style-name="ce10" office:value-type="string">
            <text:p>はや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ザマ</text:p>
          </table:table-cell>
          <table:table-cell table:style-name="ce10" office:value-type="string">
            <text:p>はざま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ザマスベリ</text:p>
          </table:table-cell>
          <table:table-cell table:style-name="ce10" office:value-type="string">
            <text:p>はざますべ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ハザマトビ</text:p>
          </table:table-cell>
          <table:table-cell table:style-name="ce10" office:value-type="string">
            <text:p>はざまと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2" table:style-name="ce10" office:value-type="string">
            <text:p>へぼ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ヘボ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ヘコミ</text:p>
          </table:table-cell>
          <table:table-cell table:style-name="ce10" office:value-type="string">
            <text:p>へ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辺</text:p>
          </table:table-cell>
          <table:table-cell table:style-name="ce10" office:value-type="string">
            <text:p>へ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変化</text:p>
          </table:table-cell>
          <table:table-cell table:style-name="ce10" office:value-type="string">
            <text:p>へん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手</text:p>
          </table:table-cell>
          <table:table-cell table:style-name="ce10" office:value-type="string">
            <text:p>へた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ヘタ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左</text:p>
          </table:table-cell>
          <table:table-cell table:style-name="ce10" office:value-type="string">
            <text:p>ひだ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ヒカルの碁</text:p>
          </table:table-cell>
          <table:table-cell table:style-name="ce10" office:value-type="string">
            <text:p>ひかるの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引き</text:p>
          </table:table-cell>
          <table:table-cell table:style-name="ce10" office:value-type="string">
            <text:p>ひ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引く</text:p>
          </table:table-cell>
          <table:table-cell table:style-name="ce10" office:value-type="string">
            <text:p>ひく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低ガカリ</text:p>
          </table:table-cell>
          <table:table-cell table:style-name="ce10" office:value-type="string">
            <text:p>ひく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低い</text:p>
          </table:table-cell>
          <table:table-cell table:style-name="ce10" office:value-type="string">
            <text:p>ひく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引っくり返し</text:p>
          </table:table-cell>
          <table:table-cell table:style-name="ce10" office:value-type="string">
            <text:p>ひっくりかえ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開き</text:p>
          </table:table-cell>
          <table:table-cell table:style-name="ce10" office:value-type="string">
            <text:p>ひら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ヒラ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広げる</text:p>
          </table:table-cell>
          <table:table-cell table:style-name="ce10" office:value-type="string">
            <text:p>ひろげ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広い</text:p>
          </table:table-cell>
          <table:table-cell table:style-name="ce10" office:value-type="string">
            <text:p>ひろ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包囲</text:p>
          </table:table-cell>
          <table:table-cell table:style-name="ce10" office:value-type="string">
            <text:p>ほう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方向</text:p>
          </table:table-cell>
          <table:table-cell table:style-name="ce10" office:value-type="string">
            <text:p>ほうこ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本因坊</text:p>
          </table:table-cell>
          <table:table-cell table:style-name="ce10" office:value-type="string">
            <text:p>ほんいんぼ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本劫</text:p>
          </table:table-cell>
          <table:table-cell table:style-name="ce10" office:value-type="string">
            <text:p>ほん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本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本手</text:p>
          </table:table-cell>
          <table:table-cell table:style-name="ce10" office:value-type="string">
            <text:p>ほ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放り込み</text:p>
          </table:table-cell>
          <table:table-cell table:style-name="ce10" office:value-type="string">
            <text:p>ほうり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ホウリ込み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ホウリ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星</text:p>
          </table:table-cell>
          <table:table-cell table:style-name="ce10" office:value-type="string">
            <text:p>ほ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ホ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星のシマリ</text:p>
          </table:table-cell>
          <table:table-cell table:style-name="ce10" office:value-type="string">
            <text:p>ほしのし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星ワキ</text:p>
          </table:table-cell>
          <table:table-cell table:style-name="ce10" office:value-type="string">
            <text:p>ほしわ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眼</text:p>
          </table:table-cell>
          <table:table-cell table:style-name="ce10" office:value-type="string">
            <text:p>いちが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合升</text:p>
          </table:table-cell>
          <table:table-cell table:style-name="ce10" office:value-type="string">
            <text:p>いちごうます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一合マス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囲碁</text:p>
          </table:table-cell>
          <table:table-cell table:style-name="ce10" office:value-type="string">
            <text:p>い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良い</text:p>
          </table:table-cell>
          <table:table-cell table:style-name="ce10" office:value-type="string">
            <text:p>い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好い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い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生かす</text:p>
          </table:table-cell>
          <table:table-cell table:style-name="ce10" office:value-type="string">
            <text:p>いか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生き</text:p>
          </table:table-cell>
          <table:table-cell table:style-name="ce10" office:value-type="string">
            <text:p>い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バサミ</text:p>
          </table:table-cell>
          <table:table-cell table:style-name="ce10" office:value-type="string">
            <text:p>いっけん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開き</text:p>
          </table:table-cell>
          <table:table-cell table:style-name="ce10" office:value-type="string">
            <text:p>いっけん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シマリ</text:p>
          </table:table-cell>
          <table:table-cell table:style-name="ce10" office:value-type="string">
            <text:p>いっけんしま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一間ジマリ</text:p>
          </table:table-cell>
          <table:table-cell table:style-name="ce10" office:value-type="string">
            <text:p>いっけんじまり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高バサミ</text:p>
          </table:table-cell>
          <table:table-cell table:style-name="ce10" office:value-type="string">
            <text:p>いっけんたか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高ガカリ</text:p>
          </table:table-cell>
          <table:table-cell table:style-name="ce10" office:value-type="string">
            <text:p>いっけんたか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トビ</text:p>
          </table:table-cell>
          <table:table-cell table:style-name="ce10" office:value-type="string">
            <text:p>いっけんと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間受け</text:p>
          </table:table-cell>
          <table:table-cell table:style-name="ce10" office:value-type="string">
            <text:p>いっけんう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局</text:p>
          </table:table-cell>
          <table:table-cell table:style-name="ce10" office:value-type="string">
            <text:p>いっき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級</text:p>
          </table:table-cell>
          <table:table-cell table:style-name="ce10" office:value-type="string">
            <text:p>いっき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芋筋</text:p>
          </table:table-cell>
          <table:table-cell table:style-name="ce10" office:value-type="string">
            <text:p>いもす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院生</text:p>
          </table:table-cell>
          <table:table-cell table:style-name="ce10" office:value-type="string">
            <text:p>いん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引退碁</text:p>
          </table:table-cell>
          <table:table-cell table:style-name="ce10" office:value-type="string">
            <text:p>いんたい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犬の顔</text:p>
          </table:table-cell>
          <table:table-cell table:style-name="ce10" office:value-type="string">
            <text:p>いぬのか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方地</text:p>
          </table:table-cell>
          <table:table-cell table:style-name="ce10" office:value-type="string">
            <text:p>いっぽう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本道</text:p>
          </table:table-cell>
          <table:table-cell table:style-name="ce10" office:value-type="string">
            <text:p>いっぽんみ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石</text:p>
          </table:table-cell>
          <table:table-cell table:style-name="ce10" office:value-type="string">
            <text:p>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石の下</text:p>
          </table:table-cell>
          <table:table-cell table:style-name="ce10" office:value-type="string">
            <text:p>いしのした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鼬の腹ヅケ</text:p>
          </table:table-cell>
          <table:table-cell table:style-name="ce10" office:value-type="string">
            <text:p>いたちのはら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イタチの腹付け</text:p>
          </table:table-cell>
          <table:table-cell table:style-name="ce10" office:value-type="string">
            <text:p>いたちのはらづけ</text:p>
          </table:table-cell>
          <table:table-cell/>
        </table:table-row>
        <table:table-row table:style-name="ro1">
          <table:table-cell/>
          <table:table-cell table:style-name="ce10" office:value-type="string">
            <text:p>イタチの腹ツ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手</text:p>
          </table:table-cell>
          <table:table-cell table:style-name="ce10" office:value-type="string">
            <text:p>いっ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一手ヨセ劫</text:p>
          </table:table-cell>
          <table:table-cell table:style-name="ce10" office:value-type="string">
            <text:p>いってよせ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一手ヨセ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弱点</text:p>
          </table:table-cell>
          <table:table-cell table:style-name="ce10" office:value-type="string">
            <text:p>じゃくて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地</text:p>
          </table:table-cell>
          <table:table-cell table:style-name="ce10" office:value-type="string">
            <text:p>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地合</text:p>
          </table:table-cell>
          <table:table-cell table:style-name="ce10" office:value-type="string">
            <text:p>じあ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地あ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持碁</text:p>
          </table:table-cell>
          <table:table-cell table:style-name="ce10" office:value-type="string">
            <text:p>じご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ジゴ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地模様</text:p>
          </table:table-cell>
          <table:table-cell table:style-name="ce10" office:value-type="string">
            <text:p>じもよ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地モヨ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陣笠</text:p>
          </table:table-cell>
          <table:table-cell table:style-name="ce10" office:value-type="string">
            <text:p>じんがさ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実利</text:p>
          </table:table-cell>
          <table:table-cell table:style-name="ce10" office:value-type="string">
            <text:p>じつ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序盤</text:p>
          </table:table-cell>
          <table:table-cell table:style-name="ce10" office:value-type="string">
            <text:p>じょ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序盤戦</text:p>
          </table:table-cell>
          <table:table-cell table:style-name="ce10" office:value-type="string">
            <text:p>じょばん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上辺</text:p>
          </table:table-cell>
          <table:table-cell table:style-name="ce10" office:value-type="string">
            <text:p>じょうへ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状況</text:p>
          </table:table-cell>
          <table:table-cell table:style-name="ce10" office:value-type="string">
            <text:p>じょうきょ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定石</text:p>
          </table:table-cell>
          <table:table-cell table:style-name="ce10" office:value-type="string">
            <text:p>じょう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定先</text:p>
          </table:table-cell>
          <table:table-cell table:style-name="ce10" office:value-type="string">
            <text:p>じょう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上手</text:p>
          </table:table-cell>
          <table:table-cell table:style-name="ce10" office:value-type="string">
            <text:p>じょうず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十番碁</text:p>
          </table:table-cell>
          <table:table-cell table:style-name="ce10" office:value-type="string">
            <text:p>じゅうばん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十分</text:p>
          </table:table-cell>
          <table:table-cell table:style-name="ce10" office:value-type="string">
            <text:p>じゅうぶ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十段</text:p>
          </table:table-cell>
          <table:table-cell table:style-name="ce10" office:value-type="string">
            <text:p>じゅうだ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壁</text:p>
          </table:table-cell>
          <table:table-cell table:style-name="ce10" office:value-type="string">
            <text:p>かべ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被せる</text:p>
          </table:table-cell>
          <table:table-cell table:style-name="ce10" office:value-type="string">
            <text:p>かぶせる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10" office:value-type="string">
            <text:p>カブセル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勝ち</text:p>
          </table:table-cell>
          <table:table-cell table:style-name="ce10" office:value-type="string">
            <text:p>か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角</text:p>
          </table:table-cell>
          <table:table-cell table:style-name="ce10" office:value-type="string">
            <text:p>かど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ド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辺</text:p>
          </table:table-cell>
          <table:table-cell table:style-name="ce10" office:value-type="string">
            <text:p>かへ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抱え</text:p>
          </table:table-cell>
          <table:table-cell table:style-name="ce10" office:value-type="string">
            <text:p>かかえ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カエ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カカエツギ</text:p>
          </table:table-cell>
          <table:table-cell table:style-name="ce10" office:value-type="string">
            <text:p>かかえ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掛かり</text:p>
          </table:table-cell>
          <table:table-cell table:style-name="ce10" office:value-type="string">
            <text:p>かか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カ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掛け</text:p>
          </table:table-cell>
          <table:table-cell table:style-name="ce10" office:value-type="string">
            <text:p>か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欠け目</text:p>
          </table:table-cell>
          <table:table-cell table:style-name="ce10" office:value-type="string">
            <text:p>かけめ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欠け眼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カケ眼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カケ眼生き</text:p>
          </table:table-cell>
          <table:table-cell table:style-name="ce10" office:value-type="string">
            <text:p>かけめい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カケツギ</text:p>
          </table:table-cell>
          <table:table-cell table:style-name="ce10" office:value-type="string">
            <text:p>かけ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囲い</text:p>
          </table:table-cell>
          <table:table-cell table:style-name="ce10" office:value-type="string">
            <text:p>かこ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格言</text:p>
          </table:table-cell>
          <table:table-cell table:style-name="ce10" office:value-type="string">
            <text:p>かくげ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確定地</text:p>
          </table:table-cell>
          <table:table-cell table:style-name="ce10" office:value-type="string">
            <text:p>かくてい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鶴翼の陣</text:p>
          </table:table-cell>
          <table:table-cell table:style-name="ce10" office:value-type="string">
            <text:p>かくよくのじ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亀の甲</text:p>
          </table:table-cell>
          <table:table-cell table:style-name="ce10" office:value-type="string">
            <text:p>かめの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亀の甲羅</text:p>
          </table:table-cell>
          <table:table-cell table:style-name="ce10" office:value-type="string">
            <text:p>かめのこうら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鴨</text:p>
          </table:table-cell>
          <table:table-cell table:style-name="ce10" office:value-type="string">
            <text:p>かも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要石</text:p>
          </table:table-cell>
          <table:table-cell table:style-name="ce10" office:value-type="string">
            <text:p>かなめ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観音開き</text:p>
          </table:table-cell>
          <table:table-cell table:style-name="ce10" office:value-type="string">
            <text:p>かんのんびら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観音ビラ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完敗</text:p>
          </table:table-cell>
          <table:table-cell table:style-name="ce10" office:value-type="string">
            <text:p>かんぱ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関西棋院</text:p>
          </table:table-cell>
          <table:table-cell table:style-name="ce10" office:value-type="string">
            <text:p>かんさいきい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肝要</text:p>
          </table:table-cell>
          <table:table-cell table:style-name="ce10" office:value-type="string">
            <text:p>かんよ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辛い</text:p>
          </table:table-cell>
          <table:table-cell table:style-name="ce10" office:value-type="string">
            <text:p>から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絡み</text:p>
          </table:table-cell>
          <table:table-cell table:style-name="ce10" office:value-type="string">
            <text:p>から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ラ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軽い</text:p>
          </table:table-cell>
          <table:table-cell table:style-name="ce10" office:value-type="string">
            <text:p>かる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肩</text:p>
          </table:table-cell>
          <table:table-cell table:style-name="ce10" office:value-type="string">
            <text:p>かた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タ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形</text:p>
          </table:table-cell>
          <table:table-cell table:style-name="ce10" office:value-type="string">
            <text:p>かた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固い</text:p>
          </table:table-cell>
          <table:table-cell table:style-name="ce10" office:value-type="string">
            <text:p>かた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堅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固まる</text:p>
          </table:table-cell>
          <table:table-cell table:style-name="ce10" office:value-type="string">
            <text:p>かたま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固める</text:p>
          </table:table-cell>
          <table:table-cell table:style-name="ce10" office:value-type="string">
            <text:p>かため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方先手</text:p>
          </table:table-cell>
          <table:table-cell table:style-name="ce10" office:value-type="string">
            <text:p>かたせ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堅ツギ</text:p>
          </table:table-cell>
          <table:table-cell table:style-name="ce10" office:value-type="string">
            <text:p>かたつぎ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タツギ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肩ツキ</text:p>
          </table:table-cell>
          <table:table-cell table:style-name="ce10" office:value-type="string">
            <text:p>かたつ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カタツ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勝つ</text:p>
          </table:table-cell>
          <table:table-cell table:style-name="ce10" office:value-type="string">
            <text:p>かつ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活</text:p>
          </table:table-cell>
          <table:table-cell table:style-name="ce10" office:value-type="string">
            <text:p>かつ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側</text:p>
          </table:table-cell>
          <table:table-cell table:style-name="ce10" office:value-type="string">
            <text:p>か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桂馬</text:p>
          </table:table-cell>
          <table:table-cell table:style-name="ce10" office:value-type="string">
            <text:p>けいま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ケイマ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ケイマカカリ</text:p>
          </table:table-cell>
          <table:table-cell table:style-name="ce10" office:value-type="string">
            <text:p>けいまかか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ケイマガカリ</text:p>
          </table:table-cell>
          <table:table-cell table:style-name="ce10" office:value-type="string">
            <text:p>けいまがかり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ケイマカケ</text:p>
          </table:table-cell>
          <table:table-cell table:style-name="ce10" office:value-type="string">
            <text:p>けいまか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ケイマガケ</text:p>
          </table:table-cell>
          <table:table-cell table:style-name="ce10" office:value-type="string">
            <text:p>けいまがけ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桂馬ツギ</text:p>
          </table:table-cell>
          <table:table-cell table:style-name="ce10" office:value-type="string">
            <text:p>けいまつぎ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ケイマツギ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ケイマツケ</text:p>
          </table:table-cell>
          <table:table-cell table:style-name="ce10" office:value-type="string">
            <text:p>けいま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ケイマワタリ</text:p>
          </table:table-cell>
          <table:table-cell table:style-name="ce10" office:value-type="string">
            <text:p>けいまわた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形勢</text:p>
          </table:table-cell>
          <table:table-cell table:style-name="ce10" office:value-type="string">
            <text:p>けい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間</text:p>
          </table:table-cell>
          <table:table-cell table:style-name="ce10" office:value-type="string">
            <text:p>け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見当</text:p>
          </table:table-cell>
          <table:table-cell table:style-name="ce10" office:value-type="string">
            <text:p>けんと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消し</text:p>
          </table:table-cell>
          <table:table-cell table:style-name="ce10" office:value-type="string">
            <text:p>け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消す</text:p>
          </table:table-cell>
          <table:table-cell table:style-name="ce10" office:value-type="string">
            <text:p>け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棋</text:p>
          </table:table-cell>
          <table:table-cell table:style-name="ce10" office:value-type="string">
            <text:p>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気合い</text:p>
          </table:table-cell>
          <table:table-cell table:style-name="ce10" office:value-type="string">
            <text:p>きあ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厳しい</text:p>
          </table:table-cell>
          <table:table-cell table:style-name="ce10" office:value-type="string">
            <text:p>きびし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きびし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棋譜</text:p>
          </table:table-cell>
          <table:table-cell table:style-name="ce10" office:value-type="string">
            <text:p>きふ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利かし</text:p>
          </table:table-cell>
          <table:table-cell table:style-name="ce10" office:value-type="string">
            <text:p>きか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キカし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危険</text:p>
          </table:table-cell>
          <table:table-cell table:style-name="ce10" office:value-type="string">
            <text:p>きけ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利き</text:p>
          </table:table-cell>
          <table:table-cell table:style-name="ce10" office:value-type="string">
            <text:p>き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決め手</text:p>
          </table:table-cell>
          <table:table-cell table:style-name="ce10" office:value-type="string">
            <text:p>きめ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切り</text:p>
          </table:table-cell>
          <table:table-cell table:style-name="ce10" office:value-type="string">
            <text:p>き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キ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切り違え</text:p>
          </table:table-cell>
          <table:table-cell table:style-name="ce10" office:value-type="string">
            <text:p>きりちがえ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キリ違え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キリ込み</text:p>
          </table:table-cell>
          <table:table-cell table:style-name="ce10" office:value-type="string">
            <text:p>きり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キリ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麒麟の首</text:p>
          </table:table-cell>
          <table:table-cell table:style-name="ce10" office:value-type="string">
            <text:p>きりんのくび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キリンの首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キリノビ</text:p>
          </table:table-cell>
          <table:table-cell table:style-name="ce10" office:value-type="string">
            <text:p>きりの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キリサガリ</text:p>
          </table:table-cell>
          <table:table-cell table:style-name="ce10" office:value-type="string">
            <text:p>きりさが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切る</text:p>
          </table:table-cell>
          <table:table-cell table:style-name="ce10" office:value-type="string">
            <text:p>き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棋聖</text:p>
          </table:table-cell>
          <table:table-cell table:style-name="ce10" office:value-type="string">
            <text:p>き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棋戦</text:p>
          </table:table-cell>
          <table:table-cell table:style-name="ce10" office:value-type="string">
            <text:p>き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棋士</text:p>
          </table:table-cell>
          <table:table-cell table:style-name="ce10" office:value-type="string">
            <text:p>き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キズ</text:p>
          </table:table-cell>
          <table:table-cell table:style-name="ce10" office:value-type="string">
            <text:p>きず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</text:p>
          </table:table-cell>
          <table:table-cell table:style-name="ce10" office:value-type="string">
            <text:p>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劫</text:p>
          </table:table-cell>
          <table:table-cell table:style-name="ce10" office:value-type="string">
            <text:p>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劫争い</text:p>
          </table:table-cell>
          <table:table-cell table:style-name="ce10" office:value-type="string">
            <text:p>こうあらそ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ウ争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劫ダテ</text:p>
          </table:table-cell>
          <table:table-cell table:style-name="ce10" office:value-type="string">
            <text:p>こうだ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ウダテ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桂馬</text:p>
          </table:table-cell>
          <table:table-cell table:style-name="ce10" office:value-type="string">
            <text:p>こげいま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小ゲイマ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ゲイマカカリ</text:p>
          </table:table-cell>
          <table:table-cell table:style-name="ce10" office:value-type="string">
            <text:p>こげいまかか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小ゲイマガカリ</text:p>
          </table:table-cell>
          <table:table-cell table:style-name="ce10" office:value-type="string">
            <text:p>こげいまがかり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ゲイマシマリ</text:p>
          </table:table-cell>
          <table:table-cell table:style-name="ce10" office:value-type="string">
            <text:p>こげいましま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小ゲイマジマリ</text:p>
          </table:table-cell>
          <table:table-cell table:style-name="ce10" office:value-type="string">
            <text:p>こげいまじまり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ゲイマスベリ</text:p>
          </table:table-cell>
          <table:table-cell table:style-name="ce10" office:value-type="string">
            <text:p>こげいますべ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小ゲイマのスベリ</text:p>
          </table:table-cell>
          <table:table-cell table:style-name="ce10" office:value-type="string">
            <text:p>こげいまのすべり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細かい</text:p>
          </table:table-cell>
          <table:table-cell table:style-name="ce10" office:value-type="string">
            <text:p>こまか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ミ</text:p>
          </table:table-cell>
          <table:table-cell table:style-name="ce10" office:value-type="string">
            <text:p>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目</text:p>
          </table:table-cell>
          <table:table-cell table:style-name="ce10" office:value-type="string">
            <text:p>こ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ナダレ</text:p>
          </table:table-cell>
          <table:table-cell table:style-name="ce10" office:value-type="string">
            <text:p>こなだれ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根拠</text:p>
          </table:table-cell>
          <table:table-cell table:style-name="ce10" office:value-type="string">
            <text:p>こんきょ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凝り形</text:p>
          </table:table-cell>
          <table:table-cell table:style-name="ce10" office:value-type="string">
            <text:p>こりがたち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リ形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殺す</text:p>
          </table:table-cell>
          <table:table-cell table:style-name="ce10" office:value-type="string">
            <text:p>ころ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好手</text:p>
          </table:table-cell>
          <table:table-cell table:style-name="ce10" office:value-type="string">
            <text:p>こう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巧手</text:p>
          </table:table-cell>
          <table:table-cell table:style-name="ce10" office:value-type="string">
            <text:p>こう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スミ</text:p>
          </table:table-cell>
          <table:table-cell table:style-name="ce10" office:value-type="string">
            <text:p>こす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スミ出し</text:p>
          </table:table-cell>
          <table:table-cell table:style-name="ce10" office:value-type="string">
            <text:p>こすみだ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スミカケ</text:p>
          </table:table-cell>
          <table:table-cell table:style-name="ce10" office:value-type="string">
            <text:p>こすみか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スミガケ</text:p>
          </table:table-cell>
          <table:table-cell table:style-name="ce10" office:value-type="string">
            <text:p>こすみがけ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スミツケ</text:p>
          </table:table-cell>
          <table:table-cell table:style-name="ce10" office:value-type="string">
            <text:p>こすみ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コウ取り</text:p>
          </table:table-cell>
          <table:table-cell table:style-name="ce10" office:value-type="string">
            <text:p>こうと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ウト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諺</text:p>
          </table:table-cell>
          <table:table-cell table:style-name="ce10" office:value-type="string">
            <text:p>ことわざ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劫材</text:p>
          </table:table-cell>
          <table:table-cell table:style-name="ce10" office:value-type="string">
            <text:p>こうざ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コウ材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小ザル</text:p>
          </table:table-cell>
          <table:table-cell table:style-name="ce10" office:value-type="string">
            <text:p>こうざ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黒</text:p>
          </table:table-cell>
          <table:table-cell table:style-name="ce10" office:value-type="string">
            <text:p>く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黒い</text:p>
          </table:table-cell>
          <table:table-cell table:style-name="ce10" office:value-type="string">
            <text:p>くろ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黒番</text:p>
          </table:table-cell>
          <table:table-cell table:style-name="ce10" office:value-type="string">
            <text:p>くろ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黒先</text:p>
          </table:table-cell>
          <table:table-cell table:style-name="ce10" office:value-type="string">
            <text:p>くろ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苦戦</text:p>
          </table:table-cell>
          <table:table-cell table:style-name="ce10" office:value-type="string">
            <text:p>く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クシ型</text:p>
          </table:table-cell>
          <table:table-cell table:style-name="ce10" office:value-type="string">
            <text:p>くしがた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櫛形</text:p>
          </table:table-cell>
          <table:table-cell table:style-name="ce10" office:value-type="string">
            <text:p>くしがたち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クシ形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崩す</text:p>
          </table:table-cell>
          <table:table-cell table:style-name="ce10" office:value-type="string">
            <text:p>くず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強手</text:p>
          </table:table-cell>
          <table:table-cell table:style-name="ce10" office:value-type="string">
            <text:p>きょう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級</text:p>
          </table:table-cell>
          <table:table-cell table:style-name="ce10" office:value-type="string">
            <text:p>き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急場</text:p>
          </table:table-cell>
          <table:table-cell table:style-name="ce10" office:value-type="string">
            <text:p>きゅうば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九子局</text:p>
          </table:table-cell>
          <table:table-cell table:style-name="ce10" office:value-type="string">
            <text:p>きゅうしき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急所</text:p>
          </table:table-cell>
          <table:table-cell table:style-name="ce10" office:value-type="string">
            <text:p>きゅうしょ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間違い</text:p>
          </table:table-cell>
          <table:table-cell table:style-name="ce10" office:value-type="string">
            <text:p>まちが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曲がり</text:p>
          </table:table-cell>
          <table:table-cell table:style-name="ce10" office:value-type="string">
            <text:p>まが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マガ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曲がり四目</text:p>
          </table:table-cell>
          <table:table-cell table:style-name="ce10" office:value-type="string">
            <text:p>まがりし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曲がり付け</text:p>
          </table:table-cell>
          <table:table-cell table:style-name="ce10" office:value-type="string">
            <text:p>まがり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マガリツ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曲げ</text:p>
          </table:table-cell>
          <table:table-cell table:style-name="ce10" office:value-type="string">
            <text:p>まげ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マゲ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曲げ付け</text:p>
          </table:table-cell>
          <table:table-cell table:style-name="ce10" office:value-type="string">
            <text:p>まげ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マゲツ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負ける</text:p>
          </table:table-cell>
          <table:table-cell table:style-name="ce10" office:value-type="string">
            <text:p>まけ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守り</text:p>
          </table:table-cell>
          <table:table-cell table:style-name="ce10" office:value-type="string">
            <text:p>まも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守る</text:p>
          </table:table-cell>
          <table:table-cell table:style-name="ce10" office:value-type="string">
            <text:p>まも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真似碁</text:p>
          </table:table-cell>
          <table:table-cell table:style-name="ce10" office:value-type="string">
            <text:p>まねご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まね碁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マネ碁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万年劫</text:p>
          </table:table-cell>
          <table:table-cell table:style-name="ce10" office:value-type="string">
            <text:p>まんねん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万年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number-columns-repeated="2" table:style-name="ce10" office:value-type="string">
            <text:p>まと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目</text:p>
          </table:table-cell>
          <table:table-cell table:style-name="ce10" office:value-type="string">
            <text:p>め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眼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眼あり眼なし</text:p>
          </table:table-cell>
          <table:table-cell table:style-name="ce10" office:value-type="string">
            <text:p>めありめな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目あり目なし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メアリメナ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眼形</text:p>
          </table:table-cell>
          <table:table-cell table:style-name="ce10" office:value-type="string">
            <text:p>めがたち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/>
          <table:table-cell table:style-name="ce10" office:value-type="string">
            <text:p>がんけい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名人</text:p>
          </table:table-cell>
          <table:table-cell table:style-name="ce10" office:value-type="string">
            <text:p>めいじ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見合い</text:p>
          </table:table-cell>
          <table:table-cell table:style-name="ce10" office:value-type="string">
            <text:p>みあ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右</text:p>
          </table:table-cell>
          <table:table-cell table:style-name="ce10" office:value-type="string">
            <text:p>み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ミニ中国流</text:p>
          </table:table-cell>
          <table:table-cell table:style-name="ce10" office:value-type="string">
            <text:p>みにちゅうごくり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目</text:p>
          </table:table-cell>
          <table:table-cell table:style-name="ce10" office:value-type="string">
            <text:p>もく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モク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目外し</text:p>
          </table:table-cell>
          <table:table-cell table:style-name="ce10" office:value-type="string">
            <text:p>もくはず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目ハズ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モタレ</text:p>
          </table:table-cell>
          <table:table-cell table:style-name="ce10" office:value-type="string">
            <text:p>もたれ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模様</text:p>
          </table:table-cell>
          <table:table-cell table:style-name="ce10" office:value-type="string">
            <text:p>もよ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モヨ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向かい小目</text:p>
          </table:table-cell>
          <table:table-cell table:style-name="ce10" office:value-type="string">
            <text:p>むかいこ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無劫</text:p>
          </table:table-cell>
          <table:table-cell table:style-name="ce10" office:value-type="string">
            <text:p>む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無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村正の妖刀</text:p>
          </table:table-cell>
          <table:table-cell table:style-name="ce10" office:value-type="string">
            <text:p>むらまさのようと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無理</text:p>
          </table:table-cell>
          <table:table-cell table:style-name="ce10" office:value-type="string">
            <text:p>む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無勝負</text:p>
          </table:table-cell>
          <table:table-cell table:style-name="ce10" office:value-type="string">
            <text:p>むしょうぶ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妙手</text:p>
          </table:table-cell>
          <table:table-cell table:style-name="ce10" office:value-type="string">
            <text:p>みょう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雪崩</text:p>
          </table:table-cell>
          <table:table-cell table:style-name="ce10" office:value-type="string">
            <text:p>なだれ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ナダレ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投げ場</text:p>
          </table:table-cell>
          <table:table-cell table:style-name="ce10" office:value-type="string">
            <text:p>なげば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投げる</text:p>
          </table:table-cell>
          <table:table-cell table:style-name="ce10" office:value-type="string">
            <text:p>なげ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中手</text:p>
          </table:table-cell>
          <table:table-cell table:style-name="ce10" office:value-type="string">
            <text:p>なかで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ナカデ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ナマノゾキ</text:p>
          </table:table-cell>
          <table:table-cell table:style-name="ce10" office:value-type="string">
            <text:p>なまのぞ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七目中手</text:p>
          </table:table-cell>
          <table:table-cell table:style-name="ce10" office:value-type="string">
            <text:p>ななもくなかで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並び</text:p>
          </table:table-cell>
          <table:table-cell table:style-name="ce10" office:value-type="string">
            <text:p>ならび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ナラビ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段</text:p>
          </table:table-cell>
          <table:table-cell table:style-name="ce10" office:value-type="string">
            <text:p>にだ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段バネ</text:p>
          </table:table-cell>
          <table:table-cell table:style-name="ce10" office:value-type="string">
            <text:p>にだんばね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段劫</text:p>
          </table:table-cell>
          <table:table-cell table:style-name="ce10" office:value-type="string">
            <text:p>にだん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二段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段オサエ</text:p>
          </table:table-cell>
          <table:table-cell table:style-name="ce10" office:value-type="string">
            <text:p>にだんおさえ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眼</text:p>
          </table:table-cell>
          <table:table-cell table:style-name="ce10" office:value-type="string">
            <text:p>にが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逃がす</text:p>
          </table:table-cell>
          <table:table-cell table:style-name="ce10" office:value-type="string">
            <text:p>にが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逃げ出し</text:p>
          </table:table-cell>
          <table:table-cell table:style-name="ce10" office:value-type="string">
            <text:p>にげだ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逃げる</text:p>
          </table:table-cell>
          <table:table-cell table:style-name="ce10" office:value-type="string">
            <text:p>にげ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握り</text:p>
          </table:table-cell>
          <table:table-cell table:style-name="ce10" office:value-type="string">
            <text:p>にぎ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にぎり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ニギ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日本棋院</text:p>
          </table:table-cell>
          <table:table-cell table:style-name="ce10" office:value-type="string">
            <text:p>にほんきい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バサミ</text:p>
          </table:table-cell>
          <table:table-cell table:style-name="ce10" office:value-type="string">
            <text:p>にけん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ビラキ</text:p>
          </table:table-cell>
          <table:table-cell table:style-name="ce10" office:value-type="string">
            <text:p>にけん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シマリ</text:p>
          </table:table-cell>
          <table:table-cell table:style-name="ce10" office:value-type="string">
            <text:p>にけんし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ジマリ</text:p>
          </table:table-cell>
          <table:table-cell table:style-name="ce10" office:value-type="string">
            <text:p>にけんじ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高バサミ</text:p>
          </table:table-cell>
          <table:table-cell table:style-name="ce10" office:value-type="string">
            <text:p>にけんたか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高ガカリ</text:p>
          </table:table-cell>
          <table:table-cell table:style-name="ce10" office:value-type="string">
            <text:p>にけんたか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高ジマリ</text:p>
          </table:table-cell>
          <table:table-cell table:style-name="ce10" office:value-type="string">
            <text:p>にけんたかじ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トビ</text:p>
          </table:table-cell>
          <table:table-cell table:style-name="ce10" office:value-type="string">
            <text:p>にけんと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間受け</text:p>
          </table:table-cell>
          <table:table-cell table:style-name="ce10" office:value-type="string">
            <text:p>にけんう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２の一</text:p>
          </table:table-cell>
          <table:table-cell table:style-name="ce10" office:value-type="string">
            <text:p>にのいち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二の一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二ノ一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連星</text:p>
          </table:table-cell>
          <table:table-cell table:style-name="ce10" office:value-type="string">
            <text:p>にれん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二子の頭</text:p>
          </table:table-cell>
          <table:table-cell table:style-name="ce10" office:value-type="string">
            <text:p>にしのあたま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二子のアタマ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伸び</text:p>
          </table:table-cell>
          <table:table-cell table:style-name="ce10" office:value-type="string">
            <text:p>のび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ノビ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ノビ出し</text:p>
          </table:table-cell>
          <table:table-cell table:style-name="ce10" office:value-type="string">
            <text:p>のびだ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ノビダ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ノビ込み</text:p>
          </table:table-cell>
          <table:table-cell table:style-name="ce10" office:value-type="string">
            <text:p>のび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ノビ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ノゾキ</text:p>
          </table:table-cell>
          <table:table-cell table:style-name="ce10" office:value-type="string">
            <text:p>のぞ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抜き</text:p>
          </table:table-cell>
          <table:table-cell table:style-name="ce10" office:value-type="string">
            <text:p>ぬ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ヌ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抜く</text:p>
          </table:table-cell>
          <table:table-cell table:style-name="ce10" office:value-type="string">
            <text:p>ぬく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2" table:style-name="ce10" office:value-type="string">
            <text:p>ぬる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</text:p>
          </table:table-cell>
          <table:table-cell table:style-name="ce10" office:value-type="string">
            <text:p>お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場</text:p>
          </table:table-cell>
          <table:table-cell table:style-name="ce10" office:value-type="string">
            <text:p>おおば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脅かす</text:p>
          </table:table-cell>
          <table:table-cell table:style-name="ce10" office:value-type="string">
            <text:p>おびやかす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</text:p>
          </table:table-cell>
          <table:table-cell table:style-name="ce10" office:value-type="string">
            <text:p>おおげいま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ビラキ</text:p>
          </table:table-cell>
          <table:table-cell table:style-name="ce10" office:value-type="string">
            <text:p>おおげいま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カカリ</text:p>
          </table:table-cell>
          <table:table-cell table:style-name="ce10" office:value-type="string">
            <text:p>おおげいまか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ガカリ</text:p>
          </table:table-cell>
          <table:table-cell table:style-name="ce10" office:value-type="string">
            <text:p>おおげいま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カケ</text:p>
          </table:table-cell>
          <table:table-cell table:style-name="ce10" office:value-type="string">
            <text:p>おおげいまか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ガケ</text:p>
          </table:table-cell>
          <table:table-cell table:style-name="ce10" office:value-type="string">
            <text:p>おおげいまが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シマリ</text:p>
          </table:table-cell>
          <table:table-cell table:style-name="ce10" office:value-type="string">
            <text:p>おおげいまし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ジマリ</text:p>
          </table:table-cell>
          <table:table-cell table:style-name="ce10" office:value-type="string">
            <text:p>おおげいまじ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ゲイマスベリ</text:p>
          </table:table-cell>
          <table:table-cell table:style-name="ce10" office:value-type="string">
            <text:p>おおげいますべ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追い落とし</text:p>
          </table:table-cell>
          <table:table-cell table:style-name="ce10" office:value-type="string">
            <text:p>おいおと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イオト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置き</text:p>
          </table:table-cell>
          <table:table-cell table:style-name="ce10" office:value-type="string">
            <text:p>お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きい</text:p>
          </table:table-cell>
          <table:table-cell table:style-name="ce10" office:value-type="string">
            <text:p>おおき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置き碁</text:p>
          </table:table-cell>
          <table:table-cell table:style-name="ce10" office:value-type="string">
            <text:p>おきご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置キ碁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置き石</text:p>
          </table:table-cell>
          <table:table-cell table:style-name="ce10" office:value-type="string">
            <text:p>おき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重い</text:p>
          </table:table-cell>
          <table:table-cell table:style-name="ce10" office:value-type="string">
            <text:p>おも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目ハズシ</text:p>
          </table:table-cell>
          <table:table-cell table:style-name="ce10" office:value-type="string">
            <text:p>おおもくはず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模様</text:p>
          </table:table-cell>
          <table:table-cell table:style-name="ce10" office:value-type="string">
            <text:p>おおもよ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大モヨ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ナダレ</text:p>
          </table:table-cell>
          <table:table-cell table:style-name="ce10" office:value-type="string">
            <text:p>おおなだれ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オリ切り</text:p>
          </table:table-cell>
          <table:table-cell table:style-name="ce10" office:value-type="string">
            <text:p>おりき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リキ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押さえ</text:p>
          </table:table-cell>
          <table:table-cell table:style-name="ce10" office:value-type="string">
            <text:p>おさえ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サエ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押し</text:p>
          </table:table-cell>
          <table:table-cell table:style-name="ce10" office:value-type="string">
            <text:p>お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オシギリ</text:p>
          </table:table-cell>
          <table:table-cell table:style-name="ce10" office:value-type="string">
            <text:p>おしぎ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押しつぶし</text:p>
          </table:table-cell>
          <table:table-cell table:style-name="ce10" office:value-type="string">
            <text:p>おしつぶ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オシツブ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応手</text:p>
          </table:table-cell>
          <table:table-cell table:style-name="ce10" office:value-type="string">
            <text:p>おう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高目</text:p>
          </table:table-cell>
          <table:table-cell table:style-name="ce10" office:value-type="string">
            <text:p>おおたか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手合</text:p>
          </table:table-cell>
          <table:table-cell table:style-name="ce10" office:value-type="string">
            <text:p>おおてあ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ヨセ</text:p>
          </table:table-cell>
          <table:table-cell table:style-name="ce10" office:value-type="string">
            <text:p>おおよせ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王座</text:p>
          </table:table-cell>
          <table:table-cell table:style-name="ce10" office:value-type="string">
            <text:p>おうざ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ザル</text:p>
          </table:table-cell>
          <table:table-cell table:style-name="ce10" office:value-type="string">
            <text:p>おおざ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ピンツギ</text:p>
          </table:table-cell>
          <table:table-cell table:style-name="ce10" office:value-type="string">
            <text:p>ぴん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ポカ</text:p>
          </table:table-cell>
          <table:table-cell table:style-name="ce10" office:value-type="string">
            <text:p>ぽ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ポン抜き</text:p>
          </table:table-cell>
          <table:table-cell table:style-name="ce10" office:value-type="string">
            <text:p>ぽんぬ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ポンヌ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冷静</text:p>
          </table:table-cell>
          <table:table-cell table:style-name="ce10" office:value-type="string">
            <text:p>れい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連碁</text:p>
          </table:table-cell>
          <table:table-cell table:style-name="ce10" office:value-type="string">
            <text:p>れん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連絡</text:p>
          </table:table-cell>
          <table:table-cell table:style-name="ce10" office:value-type="string">
            <text:p>れんら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連続</text:p>
          </table:table-cell>
          <table:table-cell table:style-name="ce10" office:value-type="string">
            <text:p>れんぞ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利</text:p>
          </table:table-cell>
          <table:table-cell table:style-name="ce10" office:value-type="string">
            <text:p>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六目中手</text:p>
          </table:table-cell>
          <table:table-cell table:style-name="ce10" office:value-type="string">
            <text:p>ろくもくなかで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当たり</text:p>
          </table:table-cell>
          <table:table-cell table:style-name="ce10" office:value-type="string">
            <text:p>りょうあた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バネ</text:p>
          </table:table-cell>
          <table:table-cell table:style-name="ce10" office:value-type="string">
            <text:p>りょうばね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ガカリ</text:p>
          </table:table-cell>
          <table:table-cell table:style-name="ce10" office:value-type="string">
            <text:p>りょう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ガラミ</text:p>
          </table:table-cell>
          <table:table-cell table:style-name="ce10" office:value-type="string">
            <text:p>りょうがら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ゲイマ</text:p>
          </table:table-cell>
          <table:table-cell table:style-name="ce10" office:value-type="string">
            <text:p>りょうげいま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後手</text:p>
          </table:table-cell>
          <table:table-cell table:style-name="ce10" office:value-type="string">
            <text:p>りょうご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劫</text:p>
          </table:table-cell>
          <table:table-cell table:style-name="ce10" office:value-type="string">
            <text:p>りょう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両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にらみ</text:p>
          </table:table-cell>
          <table:table-cell table:style-name="ce10" office:value-type="string">
            <text:p>りょうにら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ノゾキ</text:p>
          </table:table-cell>
          <table:table-cell table:style-name="ce10" office:value-type="string">
            <text:p>りょうのぞ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先手</text:p>
          </table:table-cell>
          <table:table-cell table:style-name="ce10" office:value-type="string">
            <text:p>りょうせ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両翼の陣</text:p>
          </table:table-cell>
          <table:table-cell table:style-name="ce10" office:value-type="string">
            <text:p>りょうよくのじ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サバキ</text:p>
          </table:table-cell>
          <table:table-cell table:style-name="ce10" office:value-type="string">
            <text:p>さば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がり</text:p>
          </table:table-cell>
          <table:table-cell table:style-name="ce10" office:value-type="string">
            <text:p>さが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サガ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左辺</text:p>
          </table:table-cell>
          <table:table-cell table:style-name="ce10" office:value-type="string">
            <text:p>さへ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作戦</text:p>
          </table:table-cell>
          <table:table-cell table:style-name="ce10" office:value-type="string">
            <text:p>さく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羽ガラス</text:p>
          </table:table-cell>
          <table:table-cell table:style-name="ce10" office:value-type="string">
            <text:p>さんばがらす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間バサミ</text:p>
          </table:table-cell>
          <table:table-cell table:style-name="ce10" office:value-type="string">
            <text:p>さんげん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間ビラキ</text:p>
          </table:table-cell>
          <table:table-cell table:style-name="ce10" office:value-type="string">
            <text:p>さんげん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間高バサミ</text:p>
          </table:table-cell>
          <table:table-cell table:style-name="ce10" office:value-type="string">
            <text:p>さんげんたかばさ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間トビ</text:p>
          </table:table-cell>
          <table:table-cell table:style-name="ce10" office:value-type="string">
            <text:p>さんげんと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劫</text:p>
          </table:table-cell>
          <table:table-cell table:style-name="ce10" office:value-type="string">
            <text:p>さん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三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目中手</text:p>
          </table:table-cell>
          <table:table-cell table:style-name="ce10" office:value-type="string">
            <text:p>さんもくなかで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連星</text:p>
          </table:table-cell>
          <table:table-cell table:style-name="ce10" office:value-type="string">
            <text:p>さんれん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々</text:p>
          </table:table-cell>
          <table:table-cell table:style-name="ce10" office:value-type="string">
            <text:p>さんさ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々のシマリ</text:p>
          </table:table-cell>
          <table:table-cell table:style-name="ce10" office:value-type="string">
            <text:p>さんさんのし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三々打ち込み</text:p>
          </table:table-cell>
          <table:table-cell table:style-name="ce10" office:value-type="string">
            <text:p>さんさんうちこ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サルスベリ</text:p>
          </table:table-cell>
          <table:table-cell table:style-name="ce10" office:value-type="string">
            <text:p>さるすべ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サシ込み</text:p>
          </table:table-cell>
          <table:table-cell table:style-name="ce10" office:value-type="string">
            <text:p>さし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サシ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左右同形</text:p>
          </table:table-cell>
          <table:table-cell table:style-name="ce10" office:value-type="string">
            <text:p>さゆうどうけ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左右同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正解</text:p>
          </table:table-cell>
          <table:table-cell table:style-name="ce10" office:value-type="string">
            <text:p>せいか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成功</text:p>
          </table:table-cell>
          <table:table-cell table:style-name="ce10" office:value-type="string">
            <text:p>せいこ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井目</text:p>
          </table:table-cell>
          <table:table-cell table:style-name="ce10" office:value-type="string">
            <text:p>せい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井目風鈴</text:p>
          </table:table-cell>
          <table:table-cell table:style-name="ce10" office:value-type="string">
            <text:p>せいもくふうり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勢力</text:p>
          </table:table-cell>
          <table:table-cell table:style-name="ce10" office:value-type="string">
            <text:p>せいり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セキ</text:p>
          </table:table-cell>
          <table:table-cell table:style-name="ce10" office:value-type="string">
            <text:p>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セキ生き</text:p>
          </table:table-cell>
          <table:table-cell table:style-name="ce10" office:value-type="string">
            <text:p>せきい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石塔絞り</text:p>
          </table:table-cell>
          <table:table-cell table:style-name="ce10" office:value-type="string">
            <text:p>せきとうしぼ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石塔シボ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攻め</text:p>
          </table:table-cell>
          <table:table-cell table:style-name="ce10" office:value-type="string">
            <text:p>せめ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攻め合い</text:p>
          </table:table-cell>
          <table:table-cell table:style-name="ce10" office:value-type="string">
            <text:p>せめあい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セメアイ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攻め取り</text:p>
          </table:table-cell>
          <table:table-cell table:style-name="ce10" office:value-type="string">
            <text:p>せめど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セメド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攻める</text:p>
          </table:table-cell>
          <table:table-cell table:style-name="ce10" office:value-type="string">
            <text:p>せめ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線</text:p>
          </table:table-cell>
          <table:table-cell table:style-name="ce10" office:value-type="string">
            <text:p>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戦</text:p>
          </table:table-cell>
          <table:table-cell table:style-name="ce10" office:value-type="string">
            <text:p>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先相先</text:p>
          </table:table-cell>
          <table:table-cell table:style-name="ce10" office:value-type="string">
            <text:p>せんあい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先二</text:p>
          </table:table-cell>
          <table:table-cell table:style-name="ce10" office:value-type="string">
            <text:p>せんに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先生</text:p>
          </table:table-cell>
          <table:table-cell table:style-name="ce10" office:value-type="string">
            <text:p>せん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先手</text:p>
          </table:table-cell>
          <table:table-cell table:style-name="ce10" office:value-type="string">
            <text:p>せん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切断</text:p>
          </table:table-cell>
          <table:table-cell table:style-name="ce10" office:value-type="string">
            <text:p>せつだ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死</text:p>
          </table:table-cell>
          <table:table-cell table:style-name="ce10" office:value-type="string">
            <text:p>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子</text:p>
          </table:table-cell>
          <table:table-cell table:style-name="ce10" office:value-type="string">
            <text:p>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絞り</text:p>
          </table:table-cell>
          <table:table-cell table:style-name="ce10" office:value-type="string">
            <text:p>しぼ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シボ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絞る</text:p>
          </table:table-cell>
          <table:table-cell table:style-name="ce10" office:value-type="string">
            <text:p>しぼる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10" office:value-type="string">
            <text:p>シボ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失着</text:p>
          </table:table-cell>
          <table:table-cell table:style-name="ce10" office:value-type="string">
            <text:p>しっちゃ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シチョウ</text:p>
          </table:table-cell>
          <table:table-cell table:style-name="ce10" office:value-type="string">
            <text:p>しちょ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シチョー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シチョウアタリ</text:p>
          </table:table-cell>
          <table:table-cell table:style-name="ce10" office:value-type="string">
            <text:p>しちょうあた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指導碁</text:p>
          </table:table-cell>
          <table:table-cell table:style-name="ce10" office:value-type="string">
            <text:p>しどう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死活</text:p>
          </table:table-cell>
          <table:table-cell table:style-name="ce10" office:value-type="string">
            <text:p>しかつ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締まり</text:p>
          </table:table-cell>
          <table:table-cell table:style-name="ce10" office:value-type="string">
            <text:p>しま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シマ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シメツケ</text:p>
          </table:table-cell>
          <table:table-cell table:style-name="ce10" office:value-type="string">
            <text:p>しめ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新聞碁</text:p>
          </table:table-cell>
          <table:table-cell table:style-name="ce10" office:value-type="string">
            <text:p>しんぶん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新布石</text:p>
          </table:table-cell>
          <table:table-cell table:style-name="ce10" office:value-type="string">
            <text:p>しんふ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死に形</text:p>
          </table:table-cell>
          <table:table-cell table:style-name="ce10" office:value-type="string">
            <text:p>しにがた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死に石</text:p>
          </table:table-cell>
          <table:table-cell table:style-name="ce10" office:value-type="string">
            <text:p>しに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凌ぎ</text:p>
          </table:table-cell>
          <table:table-cell table:style-name="ce10" office:value-type="string">
            <text:p>しのぎ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シノギ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侵略</text:p>
          </table:table-cell>
          <table:table-cell table:style-name="ce10" office:value-type="string">
            <text:p>しんりゃ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死ぬ</text:p>
          </table:table-cell>
          <table:table-cell table:style-name="ce10" office:value-type="string">
            <text:p>しぬ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失敗</text:p>
          </table:table-cell>
          <table:table-cell table:style-name="ce10" office:value-type="string">
            <text:p>しっぱ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白</text:p>
          </table:table-cell>
          <table:table-cell table:style-name="ce10" office:value-type="string">
            <text:p>し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白い</text:p>
          </table:table-cell>
          <table:table-cell table:style-name="ce10" office:value-type="string">
            <text:p>しろ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白番</text:p>
          </table:table-cell>
          <table:table-cell table:style-name="ce10" office:value-type="string">
            <text:p>しろ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</text:p>
          </table:table-cell>
          <table:table-cell table:style-name="ce10" office:value-type="string">
            <text:p>した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ハネ</text:p>
          </table:table-cell>
          <table:table-cell table:style-name="ce10" office:value-type="string">
            <text:p>したはね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バネ</text:p>
          </table:table-cell>
          <table:table-cell table:style-name="ce10" office:value-type="string">
            <text:p>したばね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手</text:p>
          </table:table-cell>
          <table:table-cell table:style-name="ce10" office:value-type="string">
            <text:p>したて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した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下ツケ</text:p>
          </table:table-cell>
          <table:table-cell table:style-name="ce10" office:value-type="string">
            <text:p>した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勝負</text:p>
          </table:table-cell>
          <table:table-cell table:style-name="ce10" office:value-type="string">
            <text:p>しょうぶ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初段</text:p>
          </table:table-cell>
          <table:table-cell table:style-name="ce10" office:value-type="string">
            <text:p>しょだ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消去</text:p>
          </table:table-cell>
          <table:table-cell table:style-name="ce10" office:value-type="string">
            <text:p>しょうきょ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初級</text:p>
          </table:table-cell>
          <table:table-cell table:style-name="ce10" office:value-type="string">
            <text:p>しょき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終盤</text:p>
          </table:table-cell>
          <table:table-cell table:style-name="ce10" office:value-type="string">
            <text:p>しゅう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終盤戦</text:p>
          </table:table-cell>
          <table:table-cell table:style-name="ce10" office:value-type="string">
            <text:p>しゅうばん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終局</text:p>
          </table:table-cell>
          <table:table-cell table:style-name="ce10" office:value-type="string">
            <text:p>しゅうき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秀策流</text:p>
          </table:table-cell>
          <table:table-cell table:style-name="ce10" office:value-type="string">
            <text:p>しゅうさくり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側劫</text:p>
          </table:table-cell>
          <table:table-cell table:style-name="ce10" office:value-type="string">
            <text:p>そば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ソバ劫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ソバ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側面</text:p>
          </table:table-cell>
          <table:table-cell table:style-name="ce10" office:value-type="string">
            <text:p>そくめ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損</text:p>
          </table:table-cell>
          <table:table-cell table:style-name="ce10" office:value-type="string">
            <text:p>そ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</text:p>
          </table:table-cell>
          <table:table-cell table:style-name="ce10" office:value-type="string">
            <text:p>そと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側</text:p>
          </table:table-cell>
          <table:table-cell table:style-name="ce10" office:value-type="string">
            <text:p>そとが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ダメ</text:p>
          </table:table-cell>
          <table:table-cell table:style-name="ce10" office:value-type="string">
            <text:p>そとだめ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マガリ</text:p>
          </table:table-cell>
          <table:table-cell table:style-name="ce10" office:value-type="string">
            <text:p>そとまが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外ヅケ</text:p>
          </table:table-cell>
          <table:table-cell table:style-name="ce10" office:value-type="string">
            <text:p>そとづ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滑り</text:p>
          </table:table-cell>
          <table:table-cell table:style-name="ce10" office:value-type="string">
            <text:p>すべ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スベ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滑る</text:p>
          </table:table-cell>
          <table:table-cell table:style-name="ce10" office:value-type="string">
            <text:p>すべる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10" office:value-type="string">
            <text:p>スベ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筋</text:p>
          </table:table-cell>
          <table:table-cell table:style-name="ce10" office:value-type="string">
            <text:p>す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筋悪</text:p>
          </table:table-cell>
          <table:table-cell table:style-name="ce10" office:value-type="string">
            <text:p>すじわ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隅</text:p>
          </table:table-cell>
          <table:table-cell table:style-name="ce10" office:value-type="string">
            <text:p>す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ス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隅の曲がり四目</text:p>
          </table:table-cell>
          <table:table-cell table:style-name="ce10" office:value-type="string">
            <text:p>すみのまがりしもく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スミの曲がり四目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裾空き</text:p>
          </table:table-cell>
          <table:table-cell table:style-name="ce10" office:value-type="string">
            <text:p>すそあ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スソ空き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スソあき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スソア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スソ払い</text:p>
          </table:table-cell>
          <table:table-cell table:style-name="ce10" office:value-type="string">
            <text:p>すそばら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裾ガカリ</text:p>
          </table:table-cell>
          <table:table-cell table:style-name="ce10" office:value-type="string">
            <text:p>すそがか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スソガカ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捨て石</text:p>
          </table:table-cell>
          <table:table-cell table:style-name="ce10" office:value-type="string">
            <text:p>すて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捨てる</text:p>
          </table:table-cell>
          <table:table-cell table:style-name="ce10" office:value-type="string">
            <text:p>すて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立ち</text:p>
          </table:table-cell>
          <table:table-cell table:style-name="ce10" office:value-type="string">
            <text:p>た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正しい</text:p>
          </table:table-cell>
          <table:table-cell table:style-name="ce10" office:value-type="string">
            <text:p>ただし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互先</text:p>
          </table:table-cell>
          <table:table-cell table:style-name="ce10" office:value-type="string">
            <text:p>たがいせ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対局</text:p>
          </table:table-cell>
          <table:table-cell table:style-name="ce10" office:value-type="string">
            <text:p>たいき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対策</text:p>
          </table:table-cell>
          <table:table-cell table:style-name="ce10" office:value-type="string">
            <text:p>たいさ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石</text:p>
          </table:table-cell>
          <table:table-cell table:style-name="ce10" office:value-type="string">
            <text:p>たいせ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大斜</text:p>
          </table:table-cell>
          <table:table-cell table:style-name="ce10" office:value-type="string">
            <text:p>たいしゃ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高い</text:p>
          </table:table-cell>
          <table:table-cell table:style-name="ce10" office:value-type="string">
            <text:p>たか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高ガカリ</text:p>
          </table:table-cell>
          <table:table-cell table:style-name="ce10" office:value-type="string">
            <text:p>たかがか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高ゲイマジマリ</text:p>
          </table:table-cell>
          <table:table-cell table:style-name="ce10" office:value-type="string">
            <text:p>たかげいまじ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高目</text:p>
          </table:table-cell>
          <table:table-cell table:style-name="ce10" office:value-type="string">
            <text:p>たかも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竹節</text:p>
          </table:table-cell>
          <table:table-cell table:style-name="ce10" office:value-type="string">
            <text:p>たけふ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タケフ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巧み</text:p>
          </table:table-cell>
          <table:table-cell table:style-name="ce10" office:value-type="string">
            <text:p>たく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種石</text:p>
          </table:table-cell>
          <table:table-cell table:style-name="ce10" office:value-type="string">
            <text:p>たねい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タネ石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狸の腹鼓</text:p>
          </table:table-cell>
          <table:table-cell table:style-name="ce10" office:value-type="string">
            <text:p>たぬきのはらつづ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狸の腹つづみ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襷型</text:p>
          </table:table-cell>
          <table:table-cell table:style-name="ce10" office:value-type="string">
            <text:p>たすきがた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タスキ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戦い</text:p>
          </table:table-cell>
          <table:table-cell table:style-name="ce10" office:value-type="string">
            <text:p>たたか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戦う</text:p>
          </table:table-cell>
          <table:table-cell table:style-name="ce10" office:value-type="string">
            <text:p>たたかう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</text:p>
          </table:table-cell>
          <table:table-cell table:style-name="ce10" office:value-type="string">
            <text:p>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合</text:p>
          </table:table-cell>
          <table:table-cell table:style-name="ce10" office:value-type="string">
            <text:p>てあ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番</text:p>
          </table:table-cell>
          <table:table-cell table:style-name="ce10" office:value-type="string">
            <text:p>てば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止まり</text:p>
          </table:table-cell>
          <table:table-cell table:style-name="ce10" office:value-type="string">
            <text:p>てどま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入れ</text:p>
          </table:table-cell>
          <table:table-cell table:style-name="ce10" office:value-type="string">
            <text:p>ていれ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順</text:p>
          </table:table-cell>
          <table:table-cell table:style-name="ce10" office:value-type="string">
            <text:p>てじゅ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敵</text:p>
          </table:table-cell>
          <table:table-cell table:style-name="ce10" office:value-type="string">
            <text:p>て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天元</text:p>
          </table:table-cell>
          <table:table-cell table:style-name="ce10" office:value-type="string">
            <text:p>てんげ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天狗の鼻付け</text:p>
          </table:table-cell>
          <table:table-cell table:style-name="ce10" office:value-type="string">
            <text:p>てんぐのはなづ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抜き</text:p>
          </table:table-cell>
          <table:table-cell table:style-name="ce10" office:value-type="string">
            <text:p>てぬ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筋</text:p>
          </table:table-cell>
          <table:table-cell table:style-name="ce10" office:value-type="string">
            <text:p>てす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鉄柱</text:p>
          </table:table-cell>
          <table:table-cell table:style-name="ce10" office:value-type="string">
            <text:p>てっち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手割り</text:p>
          </table:table-cell>
          <table:table-cell table:style-name="ce10" office:value-type="string">
            <text:p>てわ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飛び</text:p>
          </table:table-cell>
          <table:table-cell table:style-name="ce10" office:value-type="string">
            <text:p>とび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跳び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トビ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飛び出し</text:p>
          </table:table-cell>
          <table:table-cell table:style-name="ce10" office:value-type="string">
            <text:p>とびだ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トビ出し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トビダ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ビ込み</text:p>
          </table:table-cell>
          <table:table-cell table:style-name="ce10" office:value-type="string">
            <text:p>とび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トビ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ビマガリ</text:p>
          </table:table-cell>
          <table:table-cell table:style-name="ce10" office:value-type="string">
            <text:p>とびまが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ビサガリ</text:p>
          </table:table-cell>
          <table:table-cell table:style-name="ce10" office:value-type="string">
            <text:p>とびさが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ビツケ</text:p>
          </table:table-cell>
          <table:table-cell table:style-name="ce10" office:value-type="string">
            <text:p>とび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ーチカ</text:p>
          </table:table-cell>
          <table:table-cell table:style-name="ce10" office:value-type="string">
            <text:p>とーちか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徳利</text:p>
          </table:table-cell>
          <table:table-cell table:style-name="ce10" office:value-type="string">
            <text:p>とっく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トック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ントン</text:p>
          </table:table-cell>
          <table:table-cell table:style-name="ce10" office:value-type="string">
            <text:p>とんと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取り</text:p>
          </table:table-cell>
          <table:table-cell table:style-name="ce10" office:value-type="string">
            <text:p>と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ト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取り返し</text:p>
          </table:table-cell>
          <table:table-cell table:style-name="ce10" office:value-type="string">
            <text:p>とりか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トリカエ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トリカケ</text:p>
          </table:table-cell>
          <table:table-cell table:style-name="ce10" office:value-type="string">
            <text:p>とりか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取る</text:p>
          </table:table-cell>
          <table:table-cell table:style-name="ce10" office:value-type="string">
            <text:p>と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投了</text:p>
          </table:table-cell>
          <table:table-cell table:style-name="ce10" office:value-type="string">
            <text:p>とうりょ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2" table:style-name="ce10" office:value-type="string">
            <text:p>つぶれ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ギ</text:p>
          </table:table-cell>
          <table:table-cell table:style-name="ce10" office:value-type="string">
            <text:p>つ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次の一手</text:p>
          </table:table-cell>
          <table:table-cell table:style-name="ce10" office:value-type="string">
            <text:p>つぎのいっ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グ</text:p>
          </table:table-cell>
          <table:table-cell table:style-name="ce10" office:value-type="string">
            <text:p>つぐ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</text:p>
          </table:table-cell>
          <table:table-cell table:style-name="ce10" office:value-type="string">
            <text:p>つけ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フクレ</text:p>
          </table:table-cell>
          <table:table-cell table:style-name="ce10" office:value-type="string">
            <text:p>つけふくれ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フクレ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ギリ</text:p>
          </table:table-cell>
          <table:table-cell table:style-name="ce10" office:value-type="string">
            <text:p>つけぎ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ギ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ハネ</text:p>
          </table:table-cell>
          <table:table-cell table:style-name="ce10" office:value-type="string">
            <text:p>つけはね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ハネ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引き</text:p>
          </table:table-cell>
          <table:table-cell table:style-name="ce10" office:value-type="string">
            <text:p>つけひ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ヒ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返し</text:p>
          </table:table-cell>
          <table:table-cell table:style-name="ce10" office:value-type="string">
            <text:p>つけか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返し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付けコシ</text:p>
          </table:table-cell>
          <table:table-cell table:style-name="ce10" office:value-type="string">
            <text:p>つけこ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ケコ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ケノビ</text:p>
          </table:table-cell>
          <table:table-cell table:style-name="ce10" office:value-type="string">
            <text:p>つけのび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ケオサエ</text:p>
          </table:table-cell>
          <table:table-cell table:style-name="ce10" office:value-type="string">
            <text:p>つけおさえ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突き当たり</text:p>
          </table:table-cell>
          <table:table-cell table:style-name="ce10" office:value-type="string">
            <text:p>つきあた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キアタ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突き出し</text:p>
          </table:table-cell>
          <table:table-cell table:style-name="ce10" office:value-type="string">
            <text:p>つきだ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キダ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突込み</text:p>
          </table:table-cell>
          <table:table-cell table:style-name="ce10" office:value-type="string">
            <text:p>つっ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ッ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メ</text:p>
          </table:table-cell>
          <table:table-cell table:style-name="ce10" office:value-type="string">
            <text:p>つめ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詰碁</text:p>
          </table:table-cell>
          <table:table-cell table:style-name="ce10" office:value-type="string">
            <text:p>つめご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詰める</text:p>
          </table:table-cell>
          <table:table-cell table:style-name="ce10" office:value-type="string">
            <text:p>つめ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ツナギ</text:p>
          </table:table-cell>
          <table:table-cell table:style-name="ce10" office:value-type="string">
            <text:p>つな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突張り</text:p>
          </table:table-cell>
          <table:table-cell table:style-name="ce10" office:value-type="string">
            <text:p>つっぱ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ツッパ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鶴ノ巣籠り</text:p>
          </table:table-cell>
          <table:table-cell table:style-name="ce10" office:value-type="string">
            <text:p>つるのすごも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鶴の巣ごもり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強い</text:p>
          </table:table-cell>
          <table:table-cell table:style-name="ce10" office:value-type="string">
            <text:p>つよ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内</text:p>
          </table:table-cell>
          <table:table-cell table:style-name="ce10" office:value-type="string">
            <text:p>う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内側</text:p>
          </table:table-cell>
          <table:table-cell table:style-name="ce10" office:value-type="string">
            <text:p>うちが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ち欠き</text:p>
          </table:table-cell>
          <table:table-cell table:style-name="ce10" office:value-type="string">
            <text:p>うちかき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ウチカキ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ち込み</text:p>
          </table:table-cell>
          <table:table-cell table:style-name="ce10" office:value-type="string">
            <text:p>うち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ウチ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ち込む</text:p>
          </table:table-cell>
          <table:table-cell table:style-name="ce10" office:value-type="string">
            <text:p>うちこむ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ちすぎ</text:p>
          </table:table-cell>
          <table:table-cell table:style-name="ce10" office:value-type="string">
            <text:p>うちすぎ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内ヅケ</text:p>
          </table:table-cell>
          <table:table-cell table:style-name="ce10" office:value-type="string">
            <text:p>うちづ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宇宙流</text:p>
          </table:table-cell>
          <table:table-cell table:style-name="ce10" office:value-type="string">
            <text:p>うちゅうりゅう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上</text:p>
          </table:table-cell>
          <table:table-cell table:style-name="ce10" office:value-type="string">
            <text:p>うえ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上ツケ</text:p>
          </table:table-cell>
          <table:table-cell table:style-name="ce10" office:value-type="string">
            <text:p>うえ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右辺</text:p>
          </table:table-cell>
          <table:table-cell table:style-name="ce10" office:value-type="string">
            <text:p>うへ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受け</text:p>
          </table:table-cell>
          <table:table-cell table:style-name="ce10" office:value-type="string">
            <text:p>う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浮き石</text:p>
          </table:table-cell>
          <table:table-cell table:style-name="ce10" office:value-type="string">
            <text:p>うきいし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巧い</text:p>
          </table:table-cell>
          <table:table-cell table:style-name="ce10" office:value-type="string">
            <text:p>うま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上手い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うまい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馬の顔</text:p>
          </table:table-cell>
          <table:table-cell table:style-name="ce10" office:value-type="string">
            <text:p>うまのか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馬面</text:p>
          </table:table-cell>
          <table:table-cell table:style-name="ce10" office:value-type="string">
            <text:p>うまずら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薄い</text:p>
          </table:table-cell>
          <table:table-cell table:style-name="ce10" office:value-type="string">
            <text:p>うす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つ</text:p>
          </table:table-cell>
          <table:table-cell table:style-name="ce10" office:value-type="string">
            <text:p>うつ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打って返し</text:p>
          </table:table-cell>
          <table:table-cell table:style-name="ce10" office:value-type="string">
            <text:p>うってがえし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打ッテ返シ</text:p>
          </table:table-cell>
          <table:table-cell table:style-name="ce10"/>
          <table:table-cell/>
        </table:table-row>
        <table:table-row table:style-name="ro1">
          <table:table-cell/>
          <table:table-cell table:style-name="ce10" office:value-type="string">
            <text:p>ウッテガエシ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うわ手</text:p>
          </table:table-cell>
          <table:table-cell table:style-name="ce10" office:value-type="string">
            <text:p>うわて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割り込み</text:p>
          </table:table-cell>
          <table:table-cell table:style-name="ce10" office:value-type="string">
            <text:p>わりこみ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ワリコミ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割り打ち</text:p>
          </table:table-cell>
          <table:table-cell table:style-name="ce10" office:value-type="string">
            <text:p>わりうち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悪い</text:p>
          </table:table-cell>
          <table:table-cell table:style-name="ce10" office:value-type="string">
            <text:p>わる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渡り</text:p>
          </table:table-cell>
          <table:table-cell table:style-name="ce10" office:value-type="string">
            <text:p>わたり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ワタリ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破れる</text:p>
          </table:table-cell>
          <table:table-cell table:style-name="ce10" office:value-type="string">
            <text:p>やぶれ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破る</text:p>
          </table:table-cell>
          <table:table-cell table:style-name="ce10" office:value-type="string">
            <text:p>やぶ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櫓</text:p>
          </table:table-cell>
          <table:table-cell table:style-name="ce10" office:value-type="string">
            <text:p>やぐら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良い</text:p>
          </table:table-cell>
          <table:table-cell table:style-name="ce10" office:value-type="string">
            <text:p>よい</text:p>
          </table:table-cell>
          <table:table-cell office:value-type="string">
            <text:p>adj-i</text:p>
          </table:table-cell>
        </table:table-row>
        <table:table-row table:style-name="ro1">
          <table:table-cell/>
          <table:table-cell table:style-name="ce10" office:value-type="string">
            <text:p>好い</text:p>
          </table:table-cell>
          <table:table-cell table:style-name="ce10" office:value-type="string">
            <text:p>いい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横</text:p>
          </table:table-cell>
          <table:table-cell table:style-name="ce10" office:value-type="string">
            <text:p>よこ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横ツケ</text:p>
          </table:table-cell>
          <table:table-cell table:style-name="ce10" office:value-type="string">
            <text:p>よこつけ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横ヅッパリ</text:p>
          </table:table-cell>
          <table:table-cell table:style-name="ce10" office:value-type="string">
            <text:p>よこづっぱり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読み</text:p>
          </table:table-cell>
          <table:table-cell table:style-name="ce10" office:value-type="string">
            <text:p>よ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四間ビラキ</text:p>
          </table:table-cell>
          <table:table-cell table:style-name="ce10" office:value-type="string">
            <text:p>よんけんびら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四目中手</text:p>
          </table:table-cell>
          <table:table-cell table:style-name="ce10" office:value-type="string">
            <text:p>よんもくなかで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寄せ</text:p>
          </table:table-cell>
          <table:table-cell table:style-name="ce10" office:value-type="string">
            <text:p>よせ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ヨセ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寄せ劫</text:p>
          </table:table-cell>
          <table:table-cell table:style-name="ce10" office:value-type="string">
            <text:p>よせこ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ヨセコ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様子見</text:p>
          </table:table-cell>
          <table:table-cell table:style-name="ce10" office:value-type="string">
            <text:p>ようすみ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様子見る</text:p>
          </table:table-cell>
          <table:table-cell table:style-name="ce10" office:value-type="string">
            <text:p>ようすみる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様子を見る</text:p>
          </table:table-cell>
          <table:table-cell table:style-name="ce10" office:value-type="string">
            <text:p>ようすをみる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10" office:value-type="string">
            <text:p>ようすを見る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弱い</text:p>
          </table:table-cell>
          <table:table-cell table:style-name="ce10" office:value-type="string">
            <text:p>よわい</text:p>
          </table:table-cell>
          <table:table-cell office:value-type="string">
            <text:p>adj-i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弱気</text:p>
          </table:table-cell>
          <table:table-cell table:style-name="ce10" office:value-type="string">
            <text:p>よわき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ゆるみシチョウ</text:p>
          </table:table-cell>
          <table:table-cell table:style-name="ce10" office:value-type="string">
            <text:p>ゆるみしちょう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ユルミシチョウ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優勢</text:p>
          </table:table-cell>
          <table:table-cell table:style-name="ce10" office:value-type="string">
            <text:p>ゆうせい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ざる碁</text:p>
          </table:table-cell>
          <table:table-cell table:style-name="ce10" office:value-type="string">
            <text:p>ざるご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style-name="ce10" office:value-type="string">
            <text:p>ザル碁</text:p>
          </table:table-cell>
          <table:table-cell table:style-name="ce10"/>
          <table:table-cell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全局</text:p>
          </table:table-cell>
          <table:table-cell table:style-name="ce10" office:value-type="string">
            <text:p>ぜんきょ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全滅</text:p>
          </table:table-cell>
          <table:table-cell table:style-name="ce10" office:value-type="string">
            <text:p>ぜんめつ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俗</text:p>
          </table:table-cell>
          <table:table-cell table:style-name="ce10" office:value-type="string">
            <text:p>ぞく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俗手</text:p>
          </table:table-cell>
          <table:table-cell table:style-name="ce10" office:value-type="string">
            <text:p>ぞくしゅ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俗筋</text:p>
          </table:table-cell>
          <table:table-cell table:style-name="ce10" office:value-type="string">
            <text:p>ぞくすじ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図</text:p>
          </table:table-cell>
          <table:table-cell table:style-name="ce10" office:value-type="string">
            <text:p>ず</text:p>
          </table:table-cell>
          <table:table-cell office:value-type="string">
            <text:p>n</text:p>
          </table:table-cell>
        </table:table-row>
        <table:table-row table:style-name="ro1" table:number-rows-repeated="31">
          <table:table-cell/>
          <table:table-cell table:style-name="ce10" table:number-columns-repeated="2"/>
          <table:table-cell/>
        </table:table-row>
        <table:table-row table:style-name="ro1" table:number-rows-repeated="10477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3.A1:Sheet3.E79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09:45:44</meta:creation-date>
    <dc:date>2013-05-05T19:57:24</dc:date>
    <meta:editing-duration>P2DT17H2M36S</meta:editing-duration>
    <meta:editing-cycles>267</meta:editing-cycles>
    <meta:generator>LibreOffice/3.5$MacOSX_x86 LibreOffice_project/235ab8a-3802056-4a8fed3-2d66ea8-e241b80</meta:generator>
    <meta:document-statistic meta:table-count="2" meta:cell-count="3508" meta:object-count="0"/>
  </office:meta>
</office:document-meta>
</file>